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71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7.137cm"/>
    </style:style>
    <style:style style:name="co6" style:family="table-column">
      <style:table-column-properties fo:break-before="auto" style:column-width="6.47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11.931cm"/>
    </style:style>
    <style:style style:name="co11" style:family="table-column">
      <style:table-column-properties fo:break-before="auto" style:column-width="3.551cm"/>
    </style:style>
    <style:style style:name="co12" style:family="table-column">
      <style:table-column-properties fo:break-before="auto" style:column-width="9.853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5.562cm"/>
    </style:style>
    <style:style style:name="co15" style:family="table-column">
      <style:table-column-properties fo:break-before="auto" style:column-width="4.103cm"/>
    </style:style>
    <style:style style:name="co16" style:family="table-column">
      <style:table-column-properties fo:break-before="auto" style:column-width="5.202cm"/>
    </style:style>
    <style:style style:name="co17" style:family="table-column">
      <style:table-column-properties fo:break-before="auto" style:column-width="2.8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fo:background-color="#ccff00" style:text-align-source="fix" style:repeat-content="false"/>
      <style:paragraph-properties fo:text-align="end"/>
    </style:style>
    <style:style style:name="ce6" style:family="table-cell" style:parent-style-name="Default" style:data-style-name="N100">
      <style:table-cell-properties fo:wrap-option="wrap"/>
    </style:style>
    <style:style style:name="ce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ff" fo:wrap-option="wrap"/>
    </style:style>
    <style:style style:name="ce9" style:family="table-cell" style:parent-style-name="Default" style:data-style-name="N100">
      <style:table-cell-properties fo:background-color="#ccff00" fo:wrap-option="wrap"/>
    </style:style>
    <style:style style:name="ce10" style:family="table-cell" style:parent-style-name="Default" style:data-style-name="N100">
      <style:table-cell-properties fo:background-color="#ff6666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ff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table table:name="OP_us_Tim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DC <text:s/>A,(HL) <text:s/>8E <text:s text:c="2"/>1 NOP 1</text:p>
          </table:table-cell>
          <table:table-cell/>
        </table:table-row>
        <table:table-row table:style-name="ro1">
          <table:table-cell office:value-type="string">
            <text:p>ADC <text:s/>A,(IX*) 8EDD 3 ZIX 1</text:p>
          </table:table-cell>
          <table:table-cell/>
        </table:table-row>
        <table:table-row table:style-name="ro1">
          <table:table-cell office:value-type="string">
            <text:p>ADC <text:s/>A,(IY*) 8EFD 3 ZIX 1</text:p>
          </table:table-cell>
          <table:table-cell/>
        </table:table-row>
        <table:table-row table:style-name="ro1">
          <table:table-cell office:value-type="string">
            <text:p>ADC <text:s/>A,A <text:s text:c="4"/>8F <text:s text:c="2"/>1 NOP 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C <text:s/>A,B <text:s text:c="4"/>88 <text:s text:c="2"/>1 NOP 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C <text:s/>A,C <text:s text:c="4"/>89 <text:s text:c="2"/>1 NOP 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C <text:s/>A,D <text:s text:c="4"/>8A <text:s text:c="2"/>1 NOP 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C <text:s/>A,E <text:s text:c="4"/>8B <text:s text:c="2"/>1 NOP 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C <text:s/>A,H <text:s text:c="4"/>8C <text:s text:c="2"/>1 NOP 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C <text:s/>A,L <text:s text:c="4"/>8D <text:s text:c="2"/>1 NOP 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C <text:s/>A,* <text:s text:c="4"/>CE <text:s text:c="2"/>2 NOP 1</text:p>
          </table:table-cell>
          <table:table-cell/>
        </table:table-row>
        <table:table-row table:style-name="ro1">
          <table:table-cell office:value-type="string">
            <text:p>ADC <text:s/>HL,BC <text:s text:c="2"/>4AED 2 NOP 1</text:p>
          </table:table-cell>
          <table:table-cell/>
        </table:table-row>
        <table:table-row table:style-name="ro1">
          <table:table-cell office:value-type="string">
            <text:p>ADC <text:s/>HL,DE <text:s text:c="2"/>5AED 2 NOP 1</text:p>
          </table:table-cell>
          <table:table-cell/>
        </table:table-row>
        <table:table-row table:style-name="ro1">
          <table:table-cell office:value-type="string">
            <text:p>ADC <text:s/>HL,HL <text:s text:c="2"/>6AED 2 NOP 1</text:p>
          </table:table-cell>
          <table:table-cell/>
        </table:table-row>
        <table:table-row table:style-name="ro1">
          <table:table-cell office:value-type="string">
            <text:p>ADC <text:s/>HL,SP <text:s text:c="2"/>7AE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DD <text:s/>A,(HL) <text:s/>86 <text:s text:c="2"/>1 NOP 1</text:p>
          </table:table-cell>
          <table:table-cell/>
        </table:table-row>
        <table:table-row table:style-name="ro1">
          <table:table-cell office:value-type="string">
            <text:p>ADD <text:s/>A,(IX*) 86DD 3 ZIX 1</text:p>
          </table:table-cell>
          <table:table-cell/>
        </table:table-row>
        <table:table-row table:style-name="ro1">
          <table:table-cell office:value-type="string">
            <text:p>ADD <text:s/>A,(IY*) 86FD 3 ZIX 1</text:p>
          </table:table-cell>
          <table:table-cell/>
        </table:table-row>
        <table:table-row table:style-name="ro1">
          <table:table-cell office:value-type="string">
            <text:p>ADD <text:s/>A,A <text:s text:c="4"/>87 <text:s text:c="2"/>1 NOP 1</text:p>
          </table:table-cell>
          <table:table-cell/>
        </table:table-row>
        <table:table-row table:style-name="ro1">
          <table:table-cell office:value-type="string">
            <text:p>ADD <text:s/>A,B <text:s text:c="4"/>80 <text:s text:c="2"/>1 NOP 1</text:p>
          </table:table-cell>
          <table:table-cell/>
        </table:table-row>
        <table:table-row table:style-name="ro1">
          <table:table-cell office:value-type="string">
            <text:p>ADD <text:s/>A,C <text:s text:c="4"/>81 <text:s text:c="2"/>1 NOP 1</text:p>
          </table:table-cell>
          <table:table-cell/>
        </table:table-row>
        <table:table-row table:style-name="ro1">
          <table:table-cell office:value-type="string">
            <text:p>ADD <text:s/>A,D <text:s text:c="4"/>82 <text:s text:c="2"/>1 NOP 1</text:p>
          </table:table-cell>
          <table:table-cell/>
        </table:table-row>
        <table:table-row table:style-name="ro1">
          <table:table-cell office:value-type="string">
            <text:p>ADD <text:s/>A,E <text:s text:c="4"/>83 <text:s text:c="2"/>1 NOP 1</text:p>
          </table:table-cell>
          <table:table-cell/>
        </table:table-row>
        <table:table-row table:style-name="ro1">
          <table:table-cell office:value-type="string">
            <text:p>ADD <text:s/>A,H <text:s text:c="4"/>84 <text:s text:c="2"/>1 NOP 1</text:p>
          </table:table-cell>
          <table:table-cell/>
        </table:table-row>
        <table:table-row table:style-name="ro1">
          <table:table-cell office:value-type="string">
            <text:p>ADD <text:s/>A,L <text:s text:c="4"/>85 <text:s text:c="2"/>1 NOP 1</text:p>
          </table:table-cell>
          <table:table-cell/>
        </table:table-row>
        <table:table-row table:style-name="ro1">
          <table:table-cell office:value-type="string">
            <text:p>ADD <text:s/>A,* <text:s text:c="4"/>C6 <text:s text:c="2"/>2 NOP 1</text:p>
          </table:table-cell>
          <table:table-cell/>
        </table:table-row>
        <table:table-row table:style-name="ro1">
          <table:table-cell office:value-type="string">
            <text:p>ADD <text:s/>HL,BC <text:s text:c="2"/>09 <text:s text:c="2"/>1 NOP 1</text:p>
          </table:table-cell>
          <table:table-cell/>
        </table:table-row>
        <table:table-row table:style-name="ro1">
          <table:table-cell office:value-type="string">
            <text:p>ADD <text:s/>HL,DE <text:s text:c="2"/>19 <text:s text:c="2"/>1 NOP 1</text:p>
          </table:table-cell>
          <table:table-cell/>
        </table:table-row>
        <table:table-row table:style-name="ro1">
          <table:table-cell office:value-type="string">
            <text:p>ADD <text:s/>HL,HL <text:s text:c="2"/>29 <text:s text:c="2"/>1 NOP 1</text:p>
          </table:table-cell>
          <table:table-cell/>
        </table:table-row>
        <table:table-row table:style-name="ro1">
          <table:table-cell office:value-type="string">
            <text:p>ADD <text:s/>HL,SP <text:s text:c="2"/>39 <text:s text:c="2"/>1 NOP 1</text:p>
          </table:table-cell>
          <table:table-cell/>
        </table:table-row>
        <table:table-row table:style-name="ro1">
          <table:table-cell office:value-type="string">
            <text:p>ADD <text:s/>IX,BC <text:s text:c="2"/>09DD 2 NOP 1</text:p>
          </table:table-cell>
          <table:table-cell/>
        </table:table-row>
        <table:table-row table:style-name="ro1">
          <table:table-cell office:value-type="string">
            <text:p>ADD <text:s/>IX,DE <text:s text:c="2"/>19DD 2 NOP 1</text:p>
          </table:table-cell>
          <table:table-cell/>
        </table:table-row>
        <table:table-row table:style-name="ro1">
          <table:table-cell office:value-type="string">
            <text:p>ADD <text:s/>IX,IX <text:s text:c="2"/>29DD 2 NOP 1</text:p>
          </table:table-cell>
          <table:table-cell/>
        </table:table-row>
        <table:table-row table:style-name="ro1">
          <table:table-cell office:value-type="string">
            <text:p>ADD <text:s/>IX,SP <text:s text:c="2"/>39DD 2 NOP 1</text:p>
          </table:table-cell>
          <table:table-cell/>
        </table:table-row>
        <table:table-row table:style-name="ro1">
          <table:table-cell office:value-type="string">
            <text:p>ADD <text:s/>IY,BC <text:s text:c="2"/>09FD 2 NOP 1</text:p>
          </table:table-cell>
          <table:table-cell/>
        </table:table-row>
        <table:table-row table:style-name="ro1">
          <table:table-cell office:value-type="string">
            <text:p>ADD <text:s/>IY,DE <text:s text:c="2"/>19FD 2 NOP 1</text:p>
          </table:table-cell>
          <table:table-cell/>
        </table:table-row>
        <table:table-row table:style-name="ro1">
          <table:table-cell office:value-type="string">
            <text:p>ADD <text:s/>IY,IY <text:s text:c="2"/>29FD 2 NOP 1</text:p>
          </table:table-cell>
          <table:table-cell/>
        </table:table-row>
        <table:table-row table:style-name="ro1">
          <table:table-cell office:value-type="string">
            <text:p>ADD <text:s/>IY,SP <text:s text:c="2"/>39F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ND <text:s/>(HL) <text:s text:c="3"/>A6 <text:s text:c="2"/>1 NOP 1</text:p>
          </table:table-cell>
          <table:table-cell/>
        </table:table-row>
        <table:table-row table:style-name="ro1">
          <table:table-cell office:value-type="string">
            <text:p>AND <text:s/>(IX*) <text:s text:c="2"/>A6DD 3 ZIX 1</text:p>
          </table:table-cell>
          <table:table-cell/>
        </table:table-row>
        <table:table-row table:style-name="ro1">
          <table:table-cell office:value-type="string">
            <text:p>AND <text:s/>(IY*) <text:s text:c="2"/>A6FD 3 ZIX 1</text:p>
          </table:table-cell>
          <table:table-cell/>
        </table:table-row>
        <table:table-row table:style-name="ro1">
          <table:table-cell office:value-type="string">
            <text:p>AND <text:s/>A <text:s text:c="6"/>A7 <text:s text:c="2"/>1 NOP 1</text:p>
          </table:table-cell>
          <table:table-cell/>
        </table:table-row>
        <table:table-row table:style-name="ro1">
          <table:table-cell office:value-type="string">
            <text:p>AND <text:s/>B <text:s text:c="6"/>A0 <text:s text:c="2"/>1 NOP 1</text:p>
          </table:table-cell>
          <table:table-cell/>
        </table:table-row>
        <table:table-row table:style-name="ro1">
          <table:table-cell office:value-type="string">
            <text:p>AND <text:s/>C <text:s text:c="6"/>A1 <text:s text:c="2"/>1 NOP 1</text:p>
          </table:table-cell>
          <table:table-cell/>
        </table:table-row>
        <table:table-row table:style-name="ro1">
          <table:table-cell office:value-type="string">
            <text:p>AND <text:s/>D <text:s text:c="6"/>A2 <text:s text:c="2"/>1 NOP 1</text:p>
          </table:table-cell>
          <table:table-cell/>
        </table:table-row>
        <table:table-row table:style-name="ro1">
          <table:table-cell office:value-type="string">
            <text:p>AND <text:s/>E <text:s text:c="6"/>A3 <text:s text:c="2"/>1 NOP 1</text:p>
          </table:table-cell>
          <table:table-cell/>
        </table:table-row>
        <table:table-row table:style-name="ro1">
          <table:table-cell office:value-type="string">
            <text:p>AND <text:s/>H <text:s text:c="6"/>A4 <text:s text:c="2"/>1 NOP 1</text:p>
          </table:table-cell>
          <table:table-cell/>
        </table:table-row>
        <table:table-row table:style-name="ro1">
          <table:table-cell office:value-type="string">
            <text:p>AND <text:s/>L <text:s text:c="6"/>A5 <text:s text:c="2"/>1 NOP 1</text:p>
          </table:table-cell>
          <table:table-cell/>
        </table:table-row>
        <table:table-row table:style-name="ro1">
          <table:table-cell office:value-type="string">
            <text:p>AND <text:s/>* <text:s text:c="6"/>E6 <text:s text:c="2"/>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IT <text:s/>*,(HL) <text:s/>46CB 2 ZBIT 1</text:p>
          </table:table-cell>
          <table:table-cell/>
        </table:table-row>
        <table:table-row table:style-name="ro1">
          <table:table-cell office:value-type="string">
            <text:p>BIT <text:s/>*,(IX*) CBDD 4 ZBIT 1 0 4600</text:p>
          </table:table-cell>
          <table:table-cell/>
        </table:table-row>
        <table:table-row table:style-name="ro1">
          <table:table-cell office:value-type="string">
            <text:p>BIT <text:s/>*,(IY*) CBFD 4 ZBIT 1 0 4600</text:p>
          </table:table-cell>
          <table:table-cell/>
        </table:table-row>
        <table:table-row table:style-name="ro1">
          <table:table-cell office:value-type="string">
            <text:p>BIT <text:s/>*,A <text:s text:c="4"/>47CB 2 ZBIT 1</text:p>
          </table:table-cell>
          <table:table-cell/>
        </table:table-row>
        <table:table-row table:style-name="ro1">
          <table:table-cell office:value-type="string">
            <text:p>BIT <text:s/>*,B <text:s text:c="4"/>40CB 2 ZBIT 1</text:p>
          </table:table-cell>
          <table:table-cell/>
        </table:table-row>
        <table:table-row table:style-name="ro1">
          <table:table-cell office:value-type="string">
            <text:p>BIT <text:s/>*,C <text:s text:c="4"/>41CB 2 ZBIT 1</text:p>
          </table:table-cell>
          <table:table-cell/>
        </table:table-row>
        <table:table-row table:style-name="ro1">
          <table:table-cell office:value-type="string">
            <text:p>BIT <text:s/>*,D <text:s text:c="4"/>42CB 2 ZBIT 1</text:p>
          </table:table-cell>
          <table:table-cell/>
        </table:table-row>
        <table:table-row table:style-name="ro1">
          <table:table-cell office:value-type="string">
            <text:p>BIT <text:s/>*,E <text:s text:c="4"/>43CB 2 ZBIT 1</text:p>
          </table:table-cell>
          <table:table-cell/>
        </table:table-row>
        <table:table-row table:style-name="ro1">
          <table:table-cell office:value-type="string">
            <text:p>BIT <text:s/>*,H <text:s text:c="4"/>44CB 2 ZBIT 1</text:p>
          </table:table-cell>
          <table:table-cell/>
        </table:table-row>
        <table:table-row table:style-name="ro1">
          <table:table-cell office:value-type="string">
            <text:p>BIT <text:s/>*,L <text:s text:c="4"/>45CB 2 ZBIT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ALL C,* <text:s text:c="4"/>DC <text:s text:c="2"/>3 NOP 1</text:p>
          </table:table-cell>
          <table:table-cell/>
        </table:table-row>
        <table:table-row table:style-name="ro1">
          <table:table-cell office:value-type="string">
            <text:p>CALL M,* <text:s text:c="4"/>FC <text:s text:c="2"/>3 NOP 1</text:p>
          </table:table-cell>
          <table:table-cell/>
        </table:table-row>
        <table:table-row table:style-name="ro1">
          <table:table-cell office:value-type="string">
            <text:p>CALL NC,* <text:s text:c="3"/>D4 <text:s text:c="2"/>3 NOP 1</text:p>
          </table:table-cell>
          <table:table-cell/>
        </table:table-row>
        <table:table-row table:style-name="ro1">
          <table:table-cell office:value-type="string">
            <text:p>CALL NZ,* <text:s text:c="3"/>C4 <text:s text:c="2"/>3 NOP 1</text:p>
          </table:table-cell>
          <table:table-cell/>
        </table:table-row>
        <table:table-row table:style-name="ro1">
          <table:table-cell office:value-type="string">
            <text:p>CALL P,* <text:s text:c="4"/>F4 <text:s text:c="2"/>3 NOP 1</text:p>
          </table:table-cell>
          <table:table-cell/>
        </table:table-row>
        <table:table-row table:style-name="ro1">
          <table:table-cell office:value-type="string">
            <text:p>CALL PE,* <text:s text:c="3"/>EC <text:s text:c="2"/>3 NOP 1</text:p>
          </table:table-cell>
          <table:table-cell/>
        </table:table-row>
        <table:table-row table:style-name="ro1">
          <table:table-cell office:value-type="string">
            <text:p>CALL PO,* <text:s text:c="3"/>E4 <text:s text:c="2"/>3 NOP 1</text:p>
          </table:table-cell>
          <table:table-cell/>
        </table:table-row>
        <table:table-row table:style-name="ro1">
          <table:table-cell office:value-type="string">
            <text:p>CALL Z,* <text:s text:c="4"/>CC <text:s text:c="2"/>3 NOP 1</text:p>
          </table:table-cell>
          <table:table-cell/>
        </table:table-row>
        <table:table-row table:style-name="ro1">
          <table:table-cell office:value-type="string">
            <text:p>CALL * <text:s text:c="6"/>CD <text:s text:c="2"/>3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CF <text:s/>"" <text:s text:c="5"/>3F <text:s text:c="2"/>1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 <text:s text:c="2"/>(HL) <text:s text:c="3"/>BE <text:s text:c="2"/>1 NOP 1</text:p>
          </table:table-cell>
          <table:table-cell/>
        </table:table-row>
        <table:table-row table:style-name="ro1">
          <table:table-cell office:value-type="string">
            <text:p>CP <text:s text:c="2"/>(IX*) <text:s text:c="2"/>BEDD 3 ZIX 1</text:p>
          </table:table-cell>
          <table:table-cell/>
        </table:table-row>
        <table:table-row table:style-name="ro1">
          <table:table-cell office:value-type="string">
            <text:p>CP <text:s text:c="2"/>(IY*) <text:s text:c="2"/>BEFD 3 ZIX 1</text:p>
          </table:table-cell>
          <table:table-cell/>
        </table:table-row>
        <table:table-row table:style-name="ro1">
          <table:table-cell office:value-type="string">
            <text:p>CP <text:s text:c="2"/>A <text:s text:c="6"/>BF <text:s text:c="2"/>1 NOP 1</text:p>
          </table:table-cell>
          <table:table-cell/>
        </table:table-row>
        <table:table-row table:style-name="ro1">
          <table:table-cell office:value-type="string">
            <text:p>CP <text:s text:c="2"/>B <text:s text:c="6"/>B8 <text:s text:c="2"/>1 NOP 1</text:p>
          </table:table-cell>
          <table:table-cell/>
        </table:table-row>
        <table:table-row table:style-name="ro1">
          <table:table-cell office:value-type="string">
            <text:p>CP <text:s text:c="2"/>C <text:s text:c="6"/>B9 <text:s text:c="2"/>1 NOP 1</text:p>
          </table:table-cell>
          <table:table-cell/>
        </table:table-row>
        <table:table-row table:style-name="ro1">
          <table:table-cell office:value-type="string">
            <text:p>CP <text:s text:c="2"/>D <text:s text:c="6"/>BA <text:s text:c="2"/>1 NOP 1</text:p>
          </table:table-cell>
          <table:table-cell/>
        </table:table-row>
        <table:table-row table:style-name="ro1">
          <table:table-cell office:value-type="string">
            <text:p>CP <text:s text:c="2"/>E <text:s text:c="6"/>BB <text:s text:c="2"/>1 NOP 1</text:p>
          </table:table-cell>
          <table:table-cell/>
        </table:table-row>
        <table:table-row table:style-name="ro1">
          <table:table-cell office:value-type="string">
            <text:p>CP <text:s text:c="2"/>H <text:s text:c="6"/>BC <text:s text:c="2"/>1 NOP 1</text:p>
          </table:table-cell>
          <table:table-cell/>
        </table:table-row>
        <table:table-row table:style-name="ro1">
          <table:table-cell office:value-type="string">
            <text:p>CP <text:s text:c="2"/>L <text:s text:c="6"/>BD <text:s text:c="2"/>1 NOP 1</text:p>
          </table:table-cell>
          <table:table-cell/>
        </table:table-row>
        <table:table-row table:style-name="ro1">
          <table:table-cell office:value-type="string">
            <text:p>CP <text:s text:c="2"/>* <text:s text:c="6"/>FE <text:s text:c="2"/>2 NOP 1</text:p>
          </table:table-cell>
          <table:table-cell/>
        </table:table-row>
        <table:table-row table:style-name="ro1">
          <table:table-cell office:value-type="string">
            <text:p>CPD <text:s/>"" <text:s text:c="5"/>A9ED 2 NOP 1</text:p>
          </table:table-cell>
          <table:table-cell/>
        </table:table-row>
        <table:table-row table:style-name="ro1">
          <table:table-cell office:value-type="string">
            <text:p>CPDR "" <text:s text:c="5"/>B9ED 2 NOP 1</text:p>
          </table:table-cell>
          <table:table-cell/>
        </table:table-row>
        <table:table-row table:style-name="ro1">
          <table:table-cell office:value-type="string">
            <text:p>CPIR "" <text:s text:c="5"/>B1ED 2 NOP 1</text:p>
          </table:table-cell>
          <table:table-cell/>
        </table:table-row>
        <table:table-row table:style-name="ro1">
          <table:table-cell office:value-type="string">
            <text:p>CPI <text:s/>"" <text:s text:c="5"/>A1ED 2 NOP 1</text:p>
          </table:table-cell>
          <table:table-cell/>
        </table:table-row>
        <table:table-row table:style-name="ro1">
          <table:table-cell office:value-type="string">
            <text:p>CPL <text:s/>"" <text:s text:c="5"/>2F <text:s text:c="2"/>1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AA <text:s/>"" <text:s text:c="5"/>27 <text:s text:c="2"/>1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EC <text:s/>(HL) <text:s text:c="3"/>35 <text:s text:c="2"/>1 NOP 1</text:p>
          </table:table-cell>
          <table:table-cell/>
        </table:table-row>
        <table:table-row table:style-name="ro1">
          <table:table-cell office:value-type="string">
            <text:p>DEC <text:s/>(IX*) <text:s text:c="2"/>35DD 3 ZIX 1</text:p>
          </table:table-cell>
          <table:table-cell/>
        </table:table-row>
        <table:table-row table:style-name="ro1">
          <table:table-cell office:value-type="string">
            <text:p>DEC <text:s/>(IY*) <text:s text:c="2"/>35FD 3 ZIX 1</text:p>
          </table:table-cell>
          <table:table-cell/>
        </table:table-row>
        <table:table-row table:style-name="ro1">
          <table:table-cell office:value-type="string">
            <text:p>DEC <text:s/>A <text:s text:c="6"/>3D <text:s text:c="2"/>1 NOP 1</text:p>
          </table:table-cell>
          <table:table-cell/>
        </table:table-row>
        <table:table-row table:style-name="ro1">
          <table:table-cell office:value-type="string">
            <text:p>DEC <text:s/>B <text:s text:c="6"/>05 <text:s text:c="2"/>1 NOP 1</text:p>
          </table:table-cell>
          <table:table-cell/>
        </table:table-row>
        <table:table-row table:style-name="ro1">
          <table:table-cell office:value-type="string">
            <text:p>DEC <text:s/>BC <text:s text:c="5"/>0B <text:s text:c="2"/>1 NOP 1</text:p>
          </table:table-cell>
          <table:table-cell/>
        </table:table-row>
        <table:table-row table:style-name="ro1">
          <table:table-cell office:value-type="string">
            <text:p>DEC <text:s/>C <text:s text:c="6"/>0D <text:s text:c="2"/>1 NOP 1</text:p>
          </table:table-cell>
          <table:table-cell/>
        </table:table-row>
        <table:table-row table:style-name="ro1">
          <table:table-cell office:value-type="string">
            <text:p>DEC <text:s/>D <text:s text:c="6"/>15 <text:s text:c="2"/>1 NOP 1</text:p>
          </table:table-cell>
          <table:table-cell/>
        </table:table-row>
        <table:table-row table:style-name="ro1">
          <table:table-cell office:value-type="string">
            <text:p>DEC <text:s/>DE <text:s text:c="5"/>1B <text:s text:c="2"/>1 NOP 1</text:p>
          </table:table-cell>
          <table:table-cell/>
        </table:table-row>
        <table:table-row table:style-name="ro1">
          <table:table-cell office:value-type="string">
            <text:p>DEC <text:s/>E <text:s text:c="6"/>1D <text:s text:c="2"/>1 NOP 1</text:p>
          </table:table-cell>
          <table:table-cell/>
        </table:table-row>
        <table:table-row table:style-name="ro1">
          <table:table-cell office:value-type="string">
            <text:p>DEC <text:s/>H <text:s text:c="6"/>25 <text:s text:c="2"/>1 NOP 1</text:p>
          </table:table-cell>
          <table:table-cell/>
        </table:table-row>
        <table:table-row table:style-name="ro1">
          <table:table-cell office:value-type="string">
            <text:p>DEC <text:s/>HL <text:s text:c="5"/>2B <text:s text:c="2"/>1 NOP 1</text:p>
          </table:table-cell>
          <table:table-cell/>
        </table:table-row>
        <table:table-row table:style-name="ro1">
          <table:table-cell office:value-type="string">
            <text:p>DEC <text:s/>IX <text:s text:c="5"/>2BDD 2 NOP 1</text:p>
          </table:table-cell>
          <table:table-cell/>
        </table:table-row>
        <table:table-row table:style-name="ro1">
          <table:table-cell office:value-type="string">
            <text:p>DEC <text:s/>IY <text:s text:c="5"/>2BFD 2 NOP 1</text:p>
          </table:table-cell>
          <table:table-cell/>
        </table:table-row>
        <table:table-row table:style-name="ro1">
          <table:table-cell office:value-type="string">
            <text:p>DEC <text:s/>L <text:s text:c="6"/>2D <text:s text:c="2"/>1 NOP 1</text:p>
          </table:table-cell>
          <table:table-cell/>
        </table:table-row>
        <table:table-row table:style-name="ro1">
          <table:table-cell office:value-type="string">
            <text:p>DEC <text:s/>SP <text:s text:c="5"/>3B <text:s text:c="2"/>1 NOP 1</text:p>
          </table:table-cell>
          <table:table-cell/>
        </table:table-row>
        <table:table-row table:style-name="ro1">
          <table:table-cell office:value-type="string">
            <text:p>DI <text:s text:c="2"/>"" <text:s text:c="5"/>F3 <text:s text:c="2"/>1 NOP 1</text:p>
          </table:table-cell>
          <table:table-cell/>
        </table:table-row>
        <table:table-row table:style-name="ro1">
          <table:table-cell office:value-type="string">
            <text:p>DJNZ * <text:s text:c="6"/>10 <text:s text:c="2"/>2 R1 <text:s/>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I <text:s text:c="2"/>"" <text:s text:c="5"/>FB <text:s text:c="2"/>1 NOP 1</text:p>
          </table:table-cell>
          <table:table-cell/>
        </table:table-row>
        <table:table-row table:style-name="ro1">
          <table:table-cell office:value-type="string">
            <text:p>EX <text:s text:c="2"/>(SP),HL E3 <text:s text:c="2"/>1 NOP 1</text:p>
          </table:table-cell>
          <table:table-cell/>
        </table:table-row>
        <table:table-row table:style-name="ro1">
          <table:table-cell office:value-type="string">
            <text:p>EX <text:s text:c="2"/>(SP),IX E3DD 2 NOP 1</text:p>
          </table:table-cell>
          <table:table-cell/>
        </table:table-row>
        <table:table-row table:style-name="ro1">
          <table:table-cell office:value-type="string">
            <text:p>EX <text:s text:c="2"/>(SP),IY E3FD 2 NOP 1</text:p>
          </table:table-cell>
          <table:table-cell/>
        </table:table-row>
        <table:table-row table:style-name="ro1">
          <table:table-cell office:value-type="string">
            <text:p>EX <text:s text:c="2"/>AF,AF' <text:s/>08 <text:s text:c="2"/>1 NOP 1</text:p>
          </table:table-cell>
          <table:table-cell/>
        </table:table-row>
        <table:table-row table:style-name="ro1">
          <table:table-cell office:value-type="string">
            <text:p>EX <text:s text:c="2"/>DE,HL <text:s text:c="2"/>EB <text:s text:c="2"/>1 NOP 1</text:p>
          </table:table-cell>
          <table:table-cell/>
        </table:table-row>
        <table:table-row table:style-name="ro1">
          <table:table-cell office:value-type="string">
            <text:p>EXX <text:s/>"" <text:s text:c="5"/>D9 <text:s text:c="2"/>1 NOP 1</text:p>
          </table:table-cell>
          <table:table-cell/>
        </table:table-row>
        <table:table-row table:style-name="ro1">
          <table:table-cell office:value-type="string">
            <text:p>HALT "" <text:s text:c="5"/>76 <text:s text:c="2"/>1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M <text:s text:c="2"/>0 <text:s text:c="6"/>46ED 2 NOP 1</text:p>
          </table:table-cell>
          <table:table-cell/>
        </table:table-row>
        <table:table-row table:style-name="ro1">
          <table:table-cell office:value-type="string">
            <text:p>IM <text:s text:c="2"/>1 <text:s text:c="6"/>56ED 2 NOP 1</text:p>
          </table:table-cell>
          <table:table-cell/>
        </table:table-row>
        <table:table-row table:style-name="ro1">
          <table:table-cell office:value-type="string">
            <text:p>IM <text:s text:c="2"/>2 <text:s text:c="6"/>5EE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/* Alternate form of above</text:p>
          </table:table-cell>
          <table:table-cell/>
        </table:table-row>
        <table:table-row table:style-name="ro1">
          <table:table-cell office:value-type="string">
            <text:p>IM0 <text:s text:c="9"/>46ED 2 NOP 1</text:p>
          </table:table-cell>
          <table:table-cell/>
        </table:table-row>
        <table:table-row table:style-name="ro1">
          <table:table-cell office:value-type="string">
            <text:p>IM1 <text:s text:c="9"/>56ED 2 NOP 1</text:p>
          </table:table-cell>
          <table:table-cell/>
        </table:table-row>
        <table:table-row table:style-name="ro1">
          <table:table-cell office:value-type="string">
            <text:p>IM2 <text:s text:c="9"/>5EE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 <text:s text:c="2"/>A,(C) <text:s text:c="2"/>78ED 2 NOP 1</text:p>
          </table:table-cell>
          <table:table-cell/>
        </table:table-row>
        <table:table-row table:style-name="ro1">
          <table:table-cell office:value-type="string">
            <text:p>IN <text:s text:c="2"/>B,(C) <text:s text:c="2"/>40ED 2 NOP 1</text:p>
          </table:table-cell>
          <table:table-cell/>
        </table:table-row>
        <table:table-row table:style-name="ro1">
          <table:table-cell office:value-type="string">
            <text:p>IN <text:s text:c="2"/>C,(C) <text:s text:c="2"/>48ED 2 NOP 1</text:p>
          </table:table-cell>
          <table:table-cell/>
        </table:table-row>
        <table:table-row table:style-name="ro1">
          <table:table-cell office:value-type="string">
            <text:p>IN <text:s text:c="2"/>D,(C) <text:s text:c="2"/>50ED 2 NOP 1</text:p>
          </table:table-cell>
          <table:table-cell/>
        </table:table-row>
        <table:table-row table:style-name="ro1">
          <table:table-cell office:value-type="string">
            <text:p>IN <text:s text:c="2"/>E,(C) <text:s text:c="2"/>58ED 2 NOP 1</text:p>
          </table:table-cell>
          <table:table-cell/>
        </table:table-row>
        <table:table-row table:style-name="ro1">
          <table:table-cell office:value-type="string">
            <text:p>IN <text:s text:c="2"/>H,(C) <text:s text:c="2"/>60ED 2 NOP 1</text:p>
          </table:table-cell>
          <table:table-cell/>
        </table:table-row>
        <table:table-row table:style-name="ro1">
          <table:table-cell office:value-type="string">
            <text:p>IN <text:s text:c="2"/>L,(C) <text:s text:c="2"/>68E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 <text:s text:c="2"/>A,(*) <text:s text:c="2"/>DB <text:s text:c="2"/>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0 <text:s text:c="2"/>A,(*) <text:s/>38ED 3 NOP 2</text:p>
          </table:table-cell>
          <table:table-cell/>
        </table:table-row>
        <table:table-row table:style-name="ro1">
          <table:table-cell office:value-type="string">
            <text:p>IN0 <text:s text:c="2"/>B,(*) <text:s/>00ED 3 NOP 2</text:p>
          </table:table-cell>
          <table:table-cell/>
        </table:table-row>
        <table:table-row table:style-name="ro1">
          <table:table-cell office:value-type="string">
            <text:p>IN0 <text:s text:c="2"/>C,(*) <text:s/>08ED 3 NOP 2</text:p>
          </table:table-cell>
          <table:table-cell/>
        </table:table-row>
        <table:table-row table:style-name="ro1">
          <table:table-cell office:value-type="string">
            <text:p>IN0 <text:s text:c="2"/>D,(*) <text:s/>10ED 3 NOP 2</text:p>
          </table:table-cell>
          <table:table-cell/>
        </table:table-row>
        <table:table-row table:style-name="ro1">
          <table:table-cell office:value-type="string">
            <text:p>IN0 <text:s text:c="2"/>E,(*) <text:s/>18ED 3 NOP 2</text:p>
          </table:table-cell>
          <table:table-cell/>
        </table:table-row>
        <table:table-row table:style-name="ro1">
          <table:table-cell office:value-type="string">
            <text:p>IN0 <text:s text:c="2"/>H,(*) <text:s/>20ED 3 NOP 2</text:p>
          </table:table-cell>
          <table:table-cell/>
        </table:table-row>
        <table:table-row table:style-name="ro1">
          <table:table-cell office:value-type="string">
            <text:p>IN0 <text:s text:c="2"/>L,(*) <text:s/>28ED 3 NOP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C <text:s/>(HL) <text:s text:c="3"/>34 <text:s text:c="2"/>1 NOP 1</text:p>
          </table:table-cell>
          <table:table-cell/>
        </table:table-row>
        <table:table-row table:style-name="ro1">
          <table:table-cell office:value-type="string">
            <text:p>INC <text:s/>(IX*) <text:s text:c="2"/>34DD 3 ZIX 1</text:p>
          </table:table-cell>
          <table:table-cell/>
        </table:table-row>
        <table:table-row table:style-name="ro1">
          <table:table-cell office:value-type="string">
            <text:p>INC <text:s/>(IY*) <text:s text:c="2"/>34FD 3 ZIX 1</text:p>
          </table:table-cell>
          <table:table-cell/>
        </table:table-row>
        <table:table-row table:style-name="ro1">
          <table:table-cell office:value-type="string">
            <text:p>INC <text:s/>A <text:s text:c="6"/>3C <text:s text:c="2"/>1 NOP 1</text:p>
          </table:table-cell>
          <table:table-cell/>
        </table:table-row>
        <table:table-row table:style-name="ro1">
          <table:table-cell office:value-type="string">
            <text:p>INC <text:s/>B <text:s text:c="6"/>04 <text:s text:c="2"/>1 NOP 1</text:p>
          </table:table-cell>
          <table:table-cell/>
        </table:table-row>
        <table:table-row table:style-name="ro1">
          <table:table-cell office:value-type="string">
            <text:p>INC <text:s/>BC <text:s text:c="5"/>03 <text:s text:c="2"/>1 NOP 1</text:p>
          </table:table-cell>
          <table:table-cell/>
        </table:table-row>
        <table:table-row table:style-name="ro1">
          <table:table-cell office:value-type="string">
            <text:p>INC <text:s/>C <text:s text:c="6"/>0C <text:s text:c="2"/>1 NOP 1</text:p>
          </table:table-cell>
          <table:table-cell/>
        </table:table-row>
        <table:table-row table:style-name="ro1">
          <table:table-cell office:value-type="string">
            <text:p>INC <text:s/>D <text:s text:c="6"/>14 <text:s text:c="2"/>1 NOP 1</text:p>
          </table:table-cell>
          <table:table-cell/>
        </table:table-row>
        <table:table-row table:style-name="ro1">
          <table:table-cell office:value-type="string">
            <text:p>INC <text:s/>DE <text:s text:c="5"/>13 <text:s text:c="2"/>1 NOP 1</text:p>
          </table:table-cell>
          <table:table-cell/>
        </table:table-row>
        <table:table-row table:style-name="ro1">
          <table:table-cell office:value-type="string">
            <text:p>INC <text:s/>E <text:s text:c="6"/>1C <text:s text:c="2"/>1 NOP 1</text:p>
          </table:table-cell>
          <table:table-cell/>
        </table:table-row>
        <table:table-row table:style-name="ro1">
          <table:table-cell office:value-type="string">
            <text:p>INC <text:s/>H <text:s text:c="6"/>24 <text:s text:c="2"/>1 NOP 1</text:p>
          </table:table-cell>
          <table:table-cell/>
        </table:table-row>
        <table:table-row table:style-name="ro1">
          <table:table-cell office:value-type="string">
            <text:p>INC <text:s/>HL <text:s text:c="5"/>23 <text:s text:c="2"/>1 NOP 1</text:p>
          </table:table-cell>
          <table:table-cell/>
        </table:table-row>
        <table:table-row table:style-name="ro1">
          <table:table-cell office:value-type="string">
            <text:p>INC <text:s/>IX <text:s text:c="5"/>23DD 2 NOP 1</text:p>
          </table:table-cell>
          <table:table-cell/>
        </table:table-row>
        <table:table-row table:style-name="ro1">
          <table:table-cell office:value-type="string">
            <text:p>INC <text:s/>IY <text:s text:c="5"/>23FD 2 NOP 1</text:p>
          </table:table-cell>
          <table:table-cell/>
        </table:table-row>
        <table:table-row table:style-name="ro1">
          <table:table-cell office:value-type="string">
            <text:p>INC <text:s/>L <text:s text:c="6"/>2C <text:s text:c="2"/>1 NOP 1</text:p>
          </table:table-cell>
          <table:table-cell/>
        </table:table-row>
        <table:table-row table:style-name="ro1">
          <table:table-cell office:value-type="string">
            <text:p>INC <text:s/>SP <text:s text:c="5"/>33 <text:s text:c="2"/>1 NOP 1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IND <text:s/>"" <text:s text:c="5"/>AAED 2 NOP 1</text:p>
          </table:table-cell>
          <table:table-cell/>
        </table:table-row>
        <table:table-row table:style-name="ro1">
          <table:table-cell office:value-type="string">
            <text:p>INDR "" <text:s text:c="5"/>BAED 2 NOP 1</text:p>
          </table:table-cell>
          <table:table-cell/>
        </table:table-row>
        <table:table-row table:style-name="ro1">
          <table:table-cell office:value-type="string">
            <text:p>INI <text:s/>"" <text:s text:c="5"/>A2ED 2 NOP 1</text:p>
          </table:table-cell>
          <table:table-cell/>
        </table:table-row>
        <table:table-row table:style-name="ro1">
          <table:table-cell office:value-type="string">
            <text:p>INIR "" <text:s text:c="5"/>B2E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JP <text:s text:c="2"/>(HL) <text:s text:c="3"/>E9 <text:s text:c="2"/>1 NOP 1</text:p>
          </table:table-cell>
          <table:table-cell/>
        </table:table-row>
        <table:table-row table:style-name="ro1">
          <table:table-cell office:value-type="string">
            <text:p>JP <text:s text:c="2"/>(IX) <text:s text:c="3"/>E9DD 2 NOP 1</text:p>
          </table:table-cell>
          <table:table-cell/>
        </table:table-row>
        <table:table-row table:style-name="ro1">
          <table:table-cell office:value-type="string">
            <text:p>JP <text:s text:c="2"/>(IY) <text:s text:c="3"/>E9FD 2 NOP 1</text:p>
          </table:table-cell>
          <table:table-cell/>
        </table:table-row>
        <table:table-row table:style-name="ro1">
          <table:table-cell office:value-type="string">
            <text:p>JP <text:s text:c="2"/>C,* <text:s text:c="4"/>DA <text:s text:c="2"/>3 NOP 1</text:p>
          </table:table-cell>
          <table:table-cell/>
        </table:table-row>
        <table:table-row table:style-name="ro1">
          <table:table-cell office:value-type="string">
            <text:p>JP <text:s text:c="2"/>M,* <text:s text:c="4"/>FA <text:s text:c="2"/>3 NOP 1</text:p>
          </table:table-cell>
          <table:table-cell/>
        </table:table-row>
        <table:table-row table:style-name="ro1">
          <table:table-cell office:value-type="string">
            <text:p>JP <text:s text:c="2"/>NC,* <text:s text:c="3"/>D2 <text:s text:c="2"/>3 NOP 1</text:p>
          </table:table-cell>
          <table:table-cell/>
        </table:table-row>
        <table:table-row table:style-name="ro1">
          <table:table-cell office:value-type="string">
            <text:p>JP <text:s text:c="2"/>NZ,* <text:s text:c="3"/>C2 <text:s text:c="2"/>3 NOP 1</text:p>
          </table:table-cell>
          <table:table-cell/>
        </table:table-row>
        <table:table-row table:style-name="ro1">
          <table:table-cell office:value-type="string">
            <text:p>JP <text:s text:c="2"/>P,* <text:s text:c="4"/>F2 <text:s text:c="2"/>3 NOP 1</text:p>
          </table:table-cell>
          <table:table-cell/>
        </table:table-row>
        <table:table-row table:style-name="ro1">
          <table:table-cell office:value-type="string">
            <text:p>JP <text:s text:c="2"/>PE,* <text:s text:c="3"/>EA <text:s text:c="2"/>3 NOP 1</text:p>
          </table:table-cell>
          <table:table-cell/>
        </table:table-row>
        <table:table-row table:style-name="ro1">
          <table:table-cell office:value-type="string">
            <text:p>JP <text:s text:c="2"/>PO,* <text:s text:c="3"/>E2 <text:s text:c="2"/>3 NOP 1</text:p>
          </table:table-cell>
          <table:table-cell/>
        </table:table-row>
        <table:table-row table:style-name="ro1">
          <table:table-cell office:value-type="string">
            <text:p>JP <text:s text:c="2"/>Z,* <text:s text:c="4"/>CA <text:s text:c="2"/>3 NOP 1</text:p>
          </table:table-cell>
          <table:table-cell/>
        </table:table-row>
        <table:table-row table:style-name="ro1">
          <table:table-cell office:value-type="string">
            <text:p>JP <text:s text:c="2"/>* <text:s text:c="6"/>C3 <text:s text:c="2"/>3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JR <text:s text:c="2"/>C,* <text:s text:c="4"/>38 <text:s text:c="2"/>2 R1 <text:s/>1</text:p>
          </table:table-cell>
          <table:table-cell/>
        </table:table-row>
        <table:table-row table:style-name="ro1">
          <table:table-cell office:value-type="string">
            <text:p>JR <text:s text:c="2"/>NC,* <text:s text:c="3"/>30 <text:s text:c="2"/>2 R1 <text:s/>1</text:p>
          </table:table-cell>
          <table:table-cell/>
        </table:table-row>
        <table:table-row table:style-name="ro1">
          <table:table-cell office:value-type="string">
            <text:p>JR <text:s text:c="2"/>NZ,* <text:s text:c="3"/>20 <text:s text:c="2"/>2 R1 <text:s/>1</text:p>
          </table:table-cell>
          <table:table-cell/>
        </table:table-row>
        <table:table-row table:style-name="ro1">
          <table:table-cell office:value-type="string">
            <text:p>JR <text:s text:c="2"/>Z,* <text:s text:c="4"/>28 <text:s text:c="2"/>2 R1 <text:s/>1</text:p>
          </table:table-cell>
          <table:table-cell/>
        </table:table-row>
        <table:table-row table:style-name="ro1">
          <table:table-cell office:value-type="string">
            <text:p>JR <text:s text:c="2"/>* <text:s text:c="6"/>18 <text:s text:c="2"/>2 R1 <text:s/>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D <text:s text:c="2"/>(BC),A <text:s/>02 <text:s text:c="2"/>1 NOP 1</text:p>
          </table:table-cell>
          <table:table-cell/>
        </table:table-row>
        <table:table-row table:style-name="ro1">
          <table:table-cell office:value-type="string">
            <text:p>LD <text:s text:c="2"/>(DE),A <text:s/>12 <text:s text:c="2"/>1 NOP 1</text:p>
          </table:table-cell>
          <table:table-cell/>
        </table:table-row>
        <table:table-row table:style-name="ro1">
          <table:table-cell office:value-type="string">
            <text:p>LD <text:s text:c="2"/>(HL),A <text:s/>77 <text:s text:c="2"/>1 NOP 1 <text:s text:c="6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LD <text:s text:c="2"/>(HL),B <text:s/>70 <text:s text:c="2"/>1 NOP 1</text:p>
          </table:table-cell>
          <table:table-cell/>
        </table:table-row>
        <table:table-row table:style-name="ro1">
          <table:table-cell office:value-type="string">
            <text:p>LD <text:s text:c="2"/>(HL),C <text:s/>71 <text:s text:c="2"/>1 NOP 1</text:p>
          </table:table-cell>
          <table:table-cell/>
        </table:table-row>
        <table:table-row table:style-name="ro1">
          <table:table-cell office:value-type="string">
            <text:p>LD <text:s text:c="2"/>(HL),D <text:s/>72 <text:s text:c="2"/>1 NOP 1</text:p>
          </table:table-cell>
          <table:table-cell/>
        </table:table-row>
        <table:table-row table:style-name="ro1">
          <table:table-cell office:value-type="string">
            <text:p>LD <text:s text:c="2"/>(HL),E <text:s/>73 <text:s text:c="2"/>1 NOP 1</text:p>
          </table:table-cell>
          <table:table-cell/>
        </table:table-row>
        <table:table-row table:style-name="ro1">
          <table:table-cell office:value-type="string">
            <text:p>LD <text:s text:c="2"/>(HL),H <text:s/>74 <text:s text:c="2"/>1 NOP 1</text:p>
          </table:table-cell>
          <table:table-cell/>
        </table:table-row>
        <table:table-row table:style-name="ro1">
          <table:table-cell office:value-type="string">
            <text:p>LD <text:s text:c="2"/>(HL),L <text:s/>75 <text:s text:c="2"/>1 NOP 1</text:p>
          </table:table-cell>
          <table:table-cell/>
        </table:table-row>
        <table:table-row table:style-name="ro1">
          <table:table-cell office:value-type="string">
            <text:p>LD <text:s text:c="2"/>(HL),* <text:s/>36 <text:s text:c="2"/>2 NOP 1</text:p>
          </table:table-cell>
          <table:table-cell/>
        </table:table-row>
        <table:table-row table:style-name="ro1">
          <table:table-cell office:value-type="string">
            <text:p>LD <text:s text:c="2"/>(IX*),A 77DD 3 ZIX 1</text:p>
          </table:table-cell>
          <table:table-cell/>
        </table:table-row>
        <table:table-row table:style-name="ro1">
          <table:table-cell office:value-type="string">
            <text:p>LD <text:s text:c="2"/>(IX*),B 70DD 3 ZIX 1</text:p>
          </table:table-cell>
          <table:table-cell/>
        </table:table-row>
        <table:table-row table:style-name="ro1">
          <table:table-cell office:value-type="string">
            <text:p>LD <text:s text:c="2"/>(IX*),C 71DD 3 ZIX 1</text:p>
          </table:table-cell>
          <table:table-cell/>
        </table:table-row>
        <table:table-row table:style-name="ro1">
          <table:table-cell office:value-type="string">
            <text:p>LD <text:s text:c="2"/>(IX*),D 72DD 3 ZIX 1</text:p>
          </table:table-cell>
          <table:table-cell/>
        </table:table-row>
        <table:table-row table:style-name="ro1">
          <table:table-cell office:value-type="string">
            <text:p>LD <text:s text:c="2"/>(IX*),E 73DD 3 ZIX 1</text:p>
          </table:table-cell>
          <table:table-cell/>
        </table:table-row>
        <table:table-row table:style-name="ro1">
          <table:table-cell office:value-type="string">
            <text:p>LD <text:s text:c="2"/>(IX*),H 74DD 3 ZIX 1</text:p>
          </table:table-cell>
          <table:table-cell/>
        </table:table-row>
        <table:table-row table:style-name="ro1">
          <table:table-cell office:value-type="string">
            <text:p>LD <text:s text:c="2"/>(IX*),L 75DD 3 ZIX 1</text:p>
          </table:table-cell>
          <table:table-cell/>
        </table:table-row>
        <table:table-row table:style-name="ro1">
          <table:table-cell office:value-type="string">
            <text:p>LD <text:s text:c="2"/>(IX*),* 36DD 4 ZIX 1</text:p>
          </table:table-cell>
          <table:table-cell/>
        </table:table-row>
        <table:table-row table:style-name="ro1">
          <table:table-cell office:value-type="string">
            <text:p>LD <text:s text:c="2"/>(IY*),A 77FD 3 ZIX 1</text:p>
          </table:table-cell>
          <table:table-cell/>
        </table:table-row>
        <table:table-row table:style-name="ro1">
          <table:table-cell office:value-type="string">
            <text:p>LD <text:s text:c="2"/>(IY*),B 70FD 3 ZIX 1</text:p>
          </table:table-cell>
          <table:table-cell/>
        </table:table-row>
        <table:table-row table:style-name="ro1">
          <table:table-cell office:value-type="string">
            <text:p>LD <text:s text:c="2"/>(IY*),C 71FD 3 ZIX 1</text:p>
          </table:table-cell>
          <table:table-cell/>
        </table:table-row>
        <table:table-row table:style-name="ro1">
          <table:table-cell office:value-type="string">
            <text:p>LD <text:s text:c="2"/>(IY*),D 72FD 3 ZIX 1</text:p>
          </table:table-cell>
          <table:table-cell/>
        </table:table-row>
        <table:table-row table:style-name="ro1">
          <table:table-cell office:value-type="string">
            <text:p>LD <text:s text:c="2"/>(IY*),E 73FD 3 ZIX 1</text:p>
          </table:table-cell>
          <table:table-cell/>
        </table:table-row>
        <table:table-row table:style-name="ro1">
          <table:table-cell office:value-type="string">
            <text:p>LD <text:s text:c="2"/>(IY*),H 74FD 3 ZIX 1</text:p>
          </table:table-cell>
          <table:table-cell/>
        </table:table-row>
        <table:table-row table:style-name="ro1">
          <table:table-cell office:value-type="string">
            <text:p>LD <text:s text:c="2"/>(IY*),L 75FD 3 ZIX 1</text:p>
          </table:table-cell>
          <table:table-cell/>
        </table:table-row>
        <table:table-row table:style-name="ro1">
          <table:table-cell office:value-type="string">
            <text:p>LD <text:s text:c="2"/>(IY*),* 36FD 4 ZIX 1</text:p>
          </table:table-cell>
          <table:table-cell/>
        </table:table-row>
        <table:table-row table:style-name="ro1">
          <table:table-cell office:value-type="string">
            <text:p>LD <text:s text:c="2"/>(*),A <text:s text:c="2"/>32 <text:s text:c="2"/>3 NOP 1</text:p>
          </table:table-cell>
          <table:table-cell/>
        </table:table-row>
        <table:table-row table:style-name="ro1">
          <table:table-cell office:value-type="string">
            <text:p>LD <text:s text:c="2"/>(*),BC <text:s/>43ED 4 NOP 1</text:p>
          </table:table-cell>
          <table:table-cell/>
        </table:table-row>
        <table:table-row table:style-name="ro1">
          <table:table-cell office:value-type="string">
            <text:p>LD <text:s text:c="2"/>(*),DE <text:s/>53ED 4 NOP 1</text:p>
          </table:table-cell>
          <table:table-cell/>
        </table:table-row>
        <table:table-row table:style-name="ro1">
          <table:table-cell office:value-type="string">
            <text:p>LD <text:s text:c="2"/>(*),HL <text:s/>22 <text:s text:c="2"/>3 NOP 1</text:p>
          </table:table-cell>
          <table:table-cell/>
        </table:table-row>
        <table:table-row table:style-name="ro1">
          <table:table-cell office:value-type="string">
            <text:p>LD <text:s text:c="2"/>(*),IX <text:s/>22DD 4 NOP 1</text:p>
          </table:table-cell>
          <table:table-cell/>
        </table:table-row>
        <table:table-row table:style-name="ro1">
          <table:table-cell office:value-type="string">
            <text:p>LD <text:s text:c="2"/>(*),IY <text:s/>22FD 4 NOP 1</text:p>
          </table:table-cell>
          <table:table-cell/>
        </table:table-row>
        <table:table-row table:style-name="ro1">
          <table:table-cell office:value-type="string">
            <text:p>LD <text:s text:c="2"/>(*),SP <text:s/>73ED 4 NOP 1</text:p>
          </table:table-cell>
          <table:table-cell/>
        </table:table-row>
        <table:table-row table:style-name="ro1">
          <table:table-cell office:value-type="string">
            <text:p>LD <text:s text:c="2"/>A,(BC) <text:s/>0A <text:s text:c="2"/>1 NOP 1</text:p>
          </table:table-cell>
          <table:table-cell/>
        </table:table-row>
        <table:table-row table:style-name="ro1">
          <table:table-cell office:value-type="string">
            <text:p>LD <text:s text:c="2"/>A,(DE) <text:s/>1A <text:s text:c="2"/>1 NOP 1</text:p>
          </table:table-cell>
          <table:table-cell/>
        </table:table-row>
        <table:table-row table:style-name="ro1">
          <table:table-cell office:value-type="string">
            <text:p>LD <text:s text:c="2"/>A,(HL) <text:s/>7E <text:s text:c="2"/>1 NOP 1 <text:s text:c="6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LD <text:s text:c="2"/>A,(IX*) 7EDD 3 ZIX 1</text:p>
          </table:table-cell>
          <table:table-cell/>
        </table:table-row>
        <table:table-row table:style-name="ro1">
          <table:table-cell office:value-type="string">
            <text:p>LD <text:s text:c="2"/>A,(IY*) 7EFD 3 ZIX 1</text:p>
          </table:table-cell>
          <table:table-cell/>
        </table:table-row>
        <table:table-row table:style-name="ro1">
          <table:table-cell office:value-type="string">
            <text:p>LD <text:s text:c="2"/>A,A <text:s text:c="4"/>7F <text:s text:c="2"/>1 NOP 1</text:p>
          </table:table-cell>
          <table:table-cell/>
        </table:table-row>
        <table:table-row table:style-name="ro1">
          <table:table-cell office:value-type="string">
            <text:p>LD <text:s text:c="2"/>A,B <text:s text:c="4"/>78 <text:s text:c="2"/>1 NOP 1</text:p>
          </table:table-cell>
          <table:table-cell/>
        </table:table-row>
        <table:table-row table:style-name="ro1">
          <table:table-cell office:value-type="string">
            <text:p>LD <text:s text:c="2"/>A,C <text:s text:c="4"/>79 <text:s text:c="2"/>1 NOP 1</text:p>
          </table:table-cell>
          <table:table-cell/>
        </table:table-row>
        <table:table-row table:style-name="ro1">
          <table:table-cell office:value-type="string">
            <text:p>LD <text:s text:c="2"/>A,D <text:s text:c="4"/>7A <text:s text:c="2"/>1 NOP 1</text:p>
          </table:table-cell>
          <table:table-cell/>
        </table:table-row>
        <table:table-row table:style-name="ro1">
          <table:table-cell office:value-type="string">
            <text:p>LD <text:s text:c="2"/>A,E <text:s text:c="4"/>7B <text:s text:c="2"/>1 NOP 1</text:p>
          </table:table-cell>
          <table:table-cell/>
        </table:table-row>
        <table:table-row table:style-name="ro1">
          <table:table-cell office:value-type="string">
            <text:p>LD <text:s text:c="2"/>A,H <text:s text:c="4"/>7C <text:s text:c="2"/>1 NOP 1</text:p>
          </table:table-cell>
          <table:table-cell/>
        </table:table-row>
        <table:table-row table:style-name="ro1">
          <table:table-cell office:value-type="string">
            <text:p>LD <text:s text:c="2"/>A,I <text:s text:c="4"/>57ED 2 NOP 1</text:p>
          </table:table-cell>
          <table:table-cell/>
        </table:table-row>
        <table:table-row table:style-name="ro1">
          <table:table-cell office:value-type="string">
            <text:p>LD <text:s text:c="2"/>A,L <text:s text:c="4"/>7D <text:s text:c="2"/>1 NOP 1</text:p>
          </table:table-cell>
          <table:table-cell/>
        </table:table-row>
        <table:table-row table:style-name="ro1">
          <table:table-cell office:value-type="string">
            <text:p>LD <text:s text:c="2"/>A,R <text:s text:c="4"/>5FED 2 NOP 1</text:p>
          </table:table-cell>
          <table:table-cell/>
        </table:table-row>
        <table:table-row table:style-name="ro1">
          <table:table-cell office:value-type="string">
            <text:p>LD <text:s text:c="2"/>A,(*) <text:s text:c="2"/>3A <text:s text:c="2"/>3 NOP 1</text:p>
          </table:table-cell>
          <table:table-cell/>
        </table:table-row>
        <table:table-row table:style-name="ro1">
          <table:table-cell office:value-type="string">
            <text:p>LD <text:s text:c="2"/>A,* <text:s text:c="4"/>3E <text:s text:c="2"/>2 NOP 1</text:p>
          </table:table-cell>
          <table:table-cell/>
        </table:table-row>
        <table:table-row table:style-name="ro1">
          <table:table-cell office:value-type="string">
            <text:p>LD <text:s text:c="2"/>B,(HL) <text:s/>46 <text:s text:c="2"/>1 NOP 1</text:p>
          </table:table-cell>
          <table:table-cell/>
        </table:table-row>
        <table:table-row table:style-name="ro1">
          <table:table-cell office:value-type="string">
            <text:p>LD <text:s text:c="2"/>B,(IX*) 46DD 3 ZIX 1</text:p>
          </table:table-cell>
          <table:table-cell/>
        </table:table-row>
        <table:table-row table:style-name="ro1">
          <table:table-cell office:value-type="string">
            <text:p>LD <text:s text:c="2"/>B,(IY*) 46FD 3 ZIX 1</text:p>
          </table:table-cell>
          <table:table-cell/>
        </table:table-row>
        <table:table-row table:style-name="ro1">
          <table:table-cell office:value-type="string">
            <text:p>LD <text:s text:c="2"/>B,A <text:s text:c="4"/>47 <text:s text:c="2"/>1 NOP 1</text:p>
          </table:table-cell>
          <table:table-cell/>
        </table:table-row>
        <table:table-row table:style-name="ro1">
          <table:table-cell office:value-type="string">
            <text:p>LD <text:s text:c="2"/>B,B <text:s text:c="4"/>40 <text:s text:c="2"/>1 NOP 1</text:p>
          </table:table-cell>
          <table:table-cell/>
        </table:table-row>
        <table:table-row table:style-name="ro1">
          <table:table-cell office:value-type="string">
            <text:p>LD <text:s text:c="2"/>B,C <text:s text:c="4"/>41 <text:s text:c="2"/>1 NOP 1</text:p>
          </table:table-cell>
          <table:table-cell/>
        </table:table-row>
        <table:table-row table:style-name="ro1">
          <table:table-cell office:value-type="string">
            <text:p>LD <text:s text:c="2"/>B,D <text:s text:c="4"/>42 <text:s text:c="2"/>1 NOP 1</text:p>
          </table:table-cell>
          <table:table-cell/>
        </table:table-row>
        <table:table-row table:style-name="ro1">
          <table:table-cell office:value-type="string">
            <text:p>LD <text:s text:c="2"/>B,E <text:s text:c="4"/>43 <text:s text:c="2"/>1 NOP 1</text:p>
          </table:table-cell>
          <table:table-cell/>
        </table:table-row>
        <table:table-row table:style-name="ro1">
          <table:table-cell office:value-type="string">
            <text:p>LD <text:s text:c="2"/>B,H <text:s text:c="4"/>44 <text:s text:c="2"/>1 NOP 1</text:p>
          </table:table-cell>
          <table:table-cell/>
        </table:table-row>
        <table:table-row table:style-name="ro1">
          <table:table-cell office:value-type="string">
            <text:p>LD <text:s text:c="2"/>B,L <text:s text:c="4"/>45 <text:s text:c="2"/>1 NOP 1</text:p>
          </table:table-cell>
          <table:table-cell/>
        </table:table-row>
        <table:table-row table:style-name="ro1">
          <table:table-cell office:value-type="string">
            <text:p>LD <text:s text:c="2"/>B,* <text:s text:c="4"/>06 <text:s text:c="2"/>2 NOP 1</text:p>
          </table:table-cell>
          <table:table-cell/>
        </table:table-row>
        <table:table-row table:style-name="ro1">
          <table:table-cell office:value-type="string">
            <text:p>LD <text:s text:c="2"/>BC,(*) <text:s/>4BED 4 NOP 1</text:p>
          </table:table-cell>
          <table:table-cell/>
        </table:table-row>
        <table:table-row table:style-name="ro1">
          <table:table-cell office:value-type="string">
            <text:p>LD <text:s text:c="2"/>BC,* <text:s text:c="3"/>01 <text:s text:c="2"/>3 NOP 1</text:p>
          </table:table-cell>
          <table:table-cell/>
        </table:table-row>
        <table:table-row table:style-name="ro1">
          <table:table-cell office:value-type="string">
            <text:p>LD <text:s text:c="2"/>C,(HL) <text:s/>4E <text:s text:c="2"/>1 NOP 1</text:p>
          </table:table-cell>
          <table:table-cell/>
        </table:table-row>
        <table:table-row table:style-name="ro1">
          <table:table-cell office:value-type="string">
            <text:p>LD <text:s text:c="2"/>C,(IX*) 4EDD 3 ZIX 1</text:p>
          </table:table-cell>
          <table:table-cell/>
        </table:table-row>
        <table:table-row table:style-name="ro1">
          <table:table-cell office:value-type="string">
            <text:p>LD <text:s text:c="2"/>C,(IY*) 4EFD 3 ZIX 1</text:p>
          </table:table-cell>
          <table:table-cell/>
        </table:table-row>
        <table:table-row table:style-name="ro1">
          <table:table-cell office:value-type="string">
            <text:p>LD <text:s text:c="2"/>C,A <text:s text:c="4"/>4F <text:s text:c="2"/>1 NOP 1</text:p>
          </table:table-cell>
          <table:table-cell/>
        </table:table-row>
        <table:table-row table:style-name="ro1">
          <table:table-cell office:value-type="string">
            <text:p>LD <text:s text:c="2"/>C,B <text:s text:c="4"/>48 <text:s text:c="2"/>1 NOP 1</text:p>
          </table:table-cell>
          <table:table-cell/>
        </table:table-row>
        <table:table-row table:style-name="ro1">
          <table:table-cell office:value-type="string">
            <text:p>LD <text:s text:c="2"/>C,C <text:s text:c="4"/>49 <text:s text:c="2"/>1 NOP 1</text:p>
          </table:table-cell>
          <table:table-cell/>
        </table:table-row>
        <table:table-row table:style-name="ro1">
          <table:table-cell office:value-type="string">
            <text:p>LD <text:s text:c="2"/>C,D <text:s text:c="4"/>4A <text:s text:c="2"/>1 NOP 1</text:p>
          </table:table-cell>
          <table:table-cell/>
        </table:table-row>
        <table:table-row table:style-name="ro1">
          <table:table-cell office:value-type="string">
            <text:p>LD <text:s text:c="2"/>C,E <text:s text:c="4"/>4B <text:s text:c="2"/>1 NOP 1</text:p>
          </table:table-cell>
          <table:table-cell/>
        </table:table-row>
        <table:table-row table:style-name="ro1">
          <table:table-cell office:value-type="string">
            <text:p>LD <text:s text:c="2"/>C,H <text:s text:c="4"/>4C <text:s text:c="2"/>1 NOP 1</text:p>
          </table:table-cell>
          <table:table-cell/>
        </table:table-row>
        <table:table-row table:style-name="ro1">
          <table:table-cell office:value-type="string">
            <text:p>LD <text:s text:c="2"/>C,L <text:s text:c="4"/>4D <text:s text:c="2"/>1 NOP 1</text:p>
          </table:table-cell>
          <table:table-cell/>
        </table:table-row>
        <table:table-row table:style-name="ro1">
          <table:table-cell office:value-type="string">
            <text:p>LD <text:s text:c="2"/>C,* <text:s text:c="4"/>0E <text:s text:c="2"/>2 NOP 1</text:p>
          </table:table-cell>
          <table:table-cell/>
        </table:table-row>
        <table:table-row table:style-name="ro1">
          <table:table-cell office:value-type="string">
            <text:p>LD <text:s text:c="2"/>D,(HL) <text:s/>56 <text:s text:c="2"/>1 NOP 1</text:p>
          </table:table-cell>
          <table:table-cell/>
        </table:table-row>
        <table:table-row table:style-name="ro1">
          <table:table-cell office:value-type="string">
            <text:p>LD <text:s text:c="2"/>D,(IX*) 56DD 3 ZIX 1</text:p>
          </table:table-cell>
          <table:table-cell/>
        </table:table-row>
        <table:table-row table:style-name="ro1">
          <table:table-cell office:value-type="string">
            <text:p>LD <text:s text:c="2"/>D,(IY*) 56FD 3 ZIX 1</text:p>
          </table:table-cell>
          <table:table-cell/>
        </table:table-row>
        <table:table-row table:style-name="ro1">
          <table:table-cell office:value-type="string">
            <text:p>LD <text:s text:c="2"/>D,A <text:s text:c="4"/>57 <text:s text:c="2"/>1 NOP 1</text:p>
          </table:table-cell>
          <table:table-cell/>
        </table:table-row>
        <table:table-row table:style-name="ro1">
          <table:table-cell office:value-type="string">
            <text:p>LD <text:s text:c="2"/>D,B <text:s text:c="4"/>50 <text:s text:c="2"/>1 NOP 1</text:p>
          </table:table-cell>
          <table:table-cell/>
        </table:table-row>
        <table:table-row table:style-name="ro1">
          <table:table-cell office:value-type="string">
            <text:p>LD <text:s text:c="2"/>D,C <text:s text:c="4"/>51 <text:s text:c="2"/>1 NOP 1</text:p>
          </table:table-cell>
          <table:table-cell/>
        </table:table-row>
        <table:table-row table:style-name="ro1">
          <table:table-cell office:value-type="string">
            <text:p>LD <text:s text:c="2"/>D,D <text:s text:c="4"/>52 <text:s text:c="2"/>1 NOP 1</text:p>
          </table:table-cell>
          <table:table-cell/>
        </table:table-row>
        <table:table-row table:style-name="ro1">
          <table:table-cell office:value-type="string">
            <text:p>LD <text:s text:c="2"/>D,E <text:s text:c="4"/>53 <text:s text:c="2"/>1 NOP 1</text:p>
          </table:table-cell>
          <table:table-cell/>
        </table:table-row>
        <table:table-row table:style-name="ro1">
          <table:table-cell office:value-type="string">
            <text:p>LD <text:s text:c="2"/>D,H <text:s text:c="4"/>54 <text:s text:c="2"/>1 NOP 1</text:p>
          </table:table-cell>
          <table:table-cell/>
        </table:table-row>
        <table:table-row table:style-name="ro1">
          <table:table-cell office:value-type="string">
            <text:p>LD <text:s text:c="2"/>D,L <text:s text:c="4"/>55 <text:s text:c="2"/>1 NOP 1</text:p>
          </table:table-cell>
          <table:table-cell/>
        </table:table-row>
        <table:table-row table:style-name="ro1">
          <table:table-cell office:value-type="string">
            <text:p>LD <text:s text:c="2"/>D,* <text:s text:c="4"/>16 <text:s text:c="2"/>2 NOP 1</text:p>
          </table:table-cell>
          <table:table-cell/>
        </table:table-row>
        <table:table-row table:style-name="ro1">
          <table:table-cell office:value-type="string">
            <text:p>LD <text:s text:c="2"/>DE,(*) <text:s/>5BED 4 NOP 1</text:p>
          </table:table-cell>
          <table:table-cell/>
        </table:table-row>
        <table:table-row table:style-name="ro1">
          <table:table-cell office:value-type="string">
            <text:p>LD <text:s text:c="2"/>DE,* <text:s text:c="3"/>11 <text:s text:c="2"/>3 NOP 1</text:p>
          </table:table-cell>
          <table:table-cell/>
        </table:table-row>
        <table:table-row table:style-name="ro1">
          <table:table-cell office:value-type="string">
            <text:p>LD <text:s text:c="2"/>E,(HL) <text:s/>5E <text:s text:c="2"/>1 NOP 1</text:p>
          </table:table-cell>
          <table:table-cell/>
        </table:table-row>
        <table:table-row table:style-name="ro1">
          <table:table-cell office:value-type="string">
            <text:p>LD <text:s text:c="2"/>E,(IX*) 5EDD 3 ZIX 1</text:p>
          </table:table-cell>
          <table:table-cell/>
        </table:table-row>
        <table:table-row table:style-name="ro1">
          <table:table-cell office:value-type="string">
            <text:p>LD <text:s text:c="2"/>E,(IY*) 5EFD 3 ZIX 1</text:p>
          </table:table-cell>
          <table:table-cell/>
        </table:table-row>
        <table:table-row table:style-name="ro1">
          <table:table-cell office:value-type="string">
            <text:p>LD <text:s text:c="2"/>E,A <text:s text:c="4"/>5F <text:s text:c="2"/>1 NOP 1</text:p>
          </table:table-cell>
          <table:table-cell/>
        </table:table-row>
        <table:table-row table:style-name="ro1">
          <table:table-cell office:value-type="string">
            <text:p>LD <text:s text:c="2"/>E,B <text:s text:c="4"/>58 <text:s text:c="2"/>1 NOP 1</text:p>
          </table:table-cell>
          <table:table-cell/>
        </table:table-row>
        <table:table-row table:style-name="ro1">
          <table:table-cell office:value-type="string">
            <text:p>LD <text:s text:c="2"/>E,C <text:s text:c="4"/>59 <text:s text:c="2"/>1 NOP 1</text:p>
          </table:table-cell>
          <table:table-cell/>
        </table:table-row>
        <table:table-row table:style-name="ro1">
          <table:table-cell office:value-type="string">
            <text:p>LD <text:s text:c="2"/>E,D <text:s text:c="4"/>5A <text:s text:c="2"/>1 NOP 1</text:p>
          </table:table-cell>
          <table:table-cell/>
        </table:table-row>
        <table:table-row table:style-name="ro1">
          <table:table-cell office:value-type="string">
            <text:p>LD <text:s text:c="2"/>E,E <text:s text:c="4"/>5B <text:s text:c="2"/>1 NOP 1</text:p>
          </table:table-cell>
          <table:table-cell/>
        </table:table-row>
        <table:table-row table:style-name="ro1">
          <table:table-cell office:value-type="string">
            <text:p>LD <text:s text:c="2"/>E,H <text:s text:c="4"/>5C <text:s text:c="2"/>1 NOP 1</text:p>
          </table:table-cell>
          <table:table-cell/>
        </table:table-row>
        <table:table-row table:style-name="ro1">
          <table:table-cell office:value-type="string">
            <text:p>LD <text:s text:c="2"/>E,L <text:s text:c="4"/>5D <text:s text:c="2"/>1 NOP 1</text:p>
          </table:table-cell>
          <table:table-cell/>
        </table:table-row>
        <table:table-row table:style-name="ro1">
          <table:table-cell office:value-type="string">
            <text:p>LD <text:s text:c="2"/>E,* <text:s text:c="4"/>1E <text:s text:c="2"/>2 NOP 1</text:p>
          </table:table-cell>
          <table:table-cell/>
        </table:table-row>
        <table:table-row table:style-name="ro1">
          <table:table-cell office:value-type="string">
            <text:p>LD <text:s text:c="2"/>H,(HL) <text:s/>66 <text:s text:c="2"/>1 NOP 1</text:p>
          </table:table-cell>
          <table:table-cell/>
        </table:table-row>
        <table:table-row table:style-name="ro1">
          <table:table-cell office:value-type="string">
            <text:p>LD <text:s text:c="2"/>H,(IX*) 66DD 3 ZIX 1</text:p>
          </table:table-cell>
          <table:table-cell/>
        </table:table-row>
        <table:table-row table:style-name="ro1">
          <table:table-cell office:value-type="string">
            <text:p>LD <text:s text:c="2"/>H,(IY*) 66FD 3 ZIX 1</text:p>
          </table:table-cell>
          <table:table-cell/>
        </table:table-row>
        <table:table-row table:style-name="ro1">
          <table:table-cell office:value-type="string">
            <text:p>LD <text:s text:c="2"/>H,A <text:s text:c="4"/>67 <text:s text:c="2"/>1 NOP 1</text:p>
          </table:table-cell>
          <table:table-cell/>
        </table:table-row>
        <table:table-row table:style-name="ro1">
          <table:table-cell office:value-type="string">
            <text:p>LD <text:s text:c="2"/>H,B <text:s text:c="4"/>60 <text:s text:c="2"/>1 NOP 1</text:p>
          </table:table-cell>
          <table:table-cell/>
        </table:table-row>
        <table:table-row table:style-name="ro1">
          <table:table-cell office:value-type="string">
            <text:p>LD <text:s text:c="2"/>H,C <text:s text:c="4"/>61 <text:s text:c="2"/>1 NOP 1</text:p>
          </table:table-cell>
          <table:table-cell/>
        </table:table-row>
        <table:table-row table:style-name="ro1">
          <table:table-cell office:value-type="string">
            <text:p>LD <text:s text:c="2"/>H,D <text:s text:c="4"/>62 <text:s text:c="2"/>1 NOP 1</text:p>
          </table:table-cell>
          <table:table-cell/>
        </table:table-row>
        <table:table-row table:style-name="ro1">
          <table:table-cell office:value-type="string">
            <text:p>LD <text:s text:c="2"/>H,E <text:s text:c="4"/>63 <text:s text:c="2"/>1 NOP 1</text:p>
          </table:table-cell>
          <table:table-cell/>
        </table:table-row>
        <table:table-row table:style-name="ro1">
          <table:table-cell office:value-type="string">
            <text:p>LD <text:s text:c="2"/>H,H <text:s text:c="4"/>64 <text:s text:c="2"/>1 NOP 1</text:p>
          </table:table-cell>
          <table:table-cell/>
        </table:table-row>
        <table:table-row table:style-name="ro1">
          <table:table-cell office:value-type="string">
            <text:p>LD <text:s text:c="2"/>H,L <text:s text:c="4"/>65 <text:s text:c="2"/>1 NOP 1</text:p>
          </table:table-cell>
          <table:table-cell/>
        </table:table-row>
        <table:table-row table:style-name="ro1">
          <table:table-cell office:value-type="string">
            <text:p>LD <text:s text:c="2"/>H,* <text:s text:c="4"/>26 <text:s text:c="2"/>2 NOP 1</text:p>
          </table:table-cell>
          <table:table-cell/>
        </table:table-row>
        <table:table-row table:style-name="ro1">
          <table:table-cell office:value-type="string">
            <text:p>LD <text:s text:c="2"/>HL,(*) <text:s/>2A <text:s text:c="2"/>3 NOP 1</text:p>
          </table:table-cell>
          <table:table-cell/>
        </table:table-row>
        <table:table-row table:style-name="ro1">
          <table:table-cell office:value-type="string">
            <text:p>LD <text:s text:c="2"/>HL,* <text:s text:c="3"/>21 <text:s text:c="2"/>3 NOP 1</text:p>
          </table:table-cell>
          <table:table-cell/>
        </table:table-row>
        <table:table-row table:style-name="ro1">
          <table:table-cell office:value-type="string">
            <text:p>LD <text:s text:c="2"/>I,A <text:s text:c="4"/>47ED 2 NOP 1</text:p>
          </table:table-cell>
          <table:table-cell/>
        </table:table-row>
        <table:table-row table:style-name="ro1">
          <table:table-cell office:value-type="string">
            <text:p>LD <text:s text:c="2"/>IX,(*) <text:s/>2ADD 4 NOP 1</text:p>
          </table:table-cell>
          <table:table-cell/>
        </table:table-row>
        <table:table-row table:style-name="ro1">
          <table:table-cell office:value-type="string">
            <text:p>LD <text:s text:c="2"/>IX,* <text:s text:c="3"/>21DD 4 NOP 1</text:p>
          </table:table-cell>
          <table:table-cell/>
        </table:table-row>
        <table:table-row table:style-name="ro1">
          <table:table-cell office:value-type="string">
            <text:p>LD <text:s text:c="2"/>IY,(*) <text:s/>2AFD 4 NOP 1</text:p>
          </table:table-cell>
          <table:table-cell/>
        </table:table-row>
        <table:table-row table:style-name="ro1">
          <table:table-cell office:value-type="string">
            <text:p>LD <text:s text:c="2"/>IY,* <text:s text:c="3"/>21FD 4 NOP 1</text:p>
          </table:table-cell>
          <table:table-cell/>
        </table:table-row>
        <table:table-row table:style-name="ro1">
          <table:table-cell office:value-type="string">
            <text:p>LD <text:s text:c="2"/>L,(HL) <text:s/>6E <text:s text:c="2"/>1 NOP 1</text:p>
          </table:table-cell>
          <table:table-cell/>
        </table:table-row>
        <table:table-row table:style-name="ro1">
          <table:table-cell office:value-type="string">
            <text:p>LD <text:s text:c="2"/>L,(IX*) 6EDD 3 ZIX 1</text:p>
          </table:table-cell>
          <table:table-cell/>
        </table:table-row>
        <table:table-row table:style-name="ro1">
          <table:table-cell office:value-type="string">
            <text:p>LD <text:s text:c="2"/>L,(IY*) 6EFD 3 ZIX 1</text:p>
          </table:table-cell>
          <table:table-cell/>
        </table:table-row>
        <table:table-row table:style-name="ro1">
          <table:table-cell office:value-type="string">
            <text:p>LD <text:s text:c="2"/>L,A <text:s text:c="4"/>6F <text:s text:c="2"/>1 NOP 1</text:p>
          </table:table-cell>
          <table:table-cell/>
        </table:table-row>
        <table:table-row table:style-name="ro1">
          <table:table-cell office:value-type="string">
            <text:p>LD <text:s text:c="2"/>L,B <text:s text:c="4"/>68 <text:s text:c="2"/>1 NOP 1</text:p>
          </table:table-cell>
          <table:table-cell/>
        </table:table-row>
        <table:table-row table:style-name="ro1">
          <table:table-cell office:value-type="string">
            <text:p>LD <text:s text:c="2"/>L,C <text:s text:c="4"/>69 <text:s text:c="2"/>1 NOP 1</text:p>
          </table:table-cell>
          <table:table-cell/>
        </table:table-row>
        <table:table-row table:style-name="ro1">
          <table:table-cell office:value-type="string">
            <text:p>LD <text:s text:c="2"/>L,D <text:s text:c="4"/>6A <text:s text:c="2"/>1 NOP 1</text:p>
          </table:table-cell>
          <table:table-cell/>
        </table:table-row>
        <table:table-row table:style-name="ro1">
          <table:table-cell office:value-type="string">
            <text:p>LD <text:s text:c="2"/>L,E <text:s text:c="4"/>6B <text:s text:c="2"/>1 NOP 1</text:p>
          </table:table-cell>
          <table:table-cell/>
        </table:table-row>
        <table:table-row table:style-name="ro1">
          <table:table-cell office:value-type="string">
            <text:p>LD <text:s text:c="2"/>L,H <text:s text:c="4"/>6C <text:s text:c="2"/>1 NOP 1</text:p>
          </table:table-cell>
          <table:table-cell/>
        </table:table-row>
        <table:table-row table:style-name="ro1">
          <table:table-cell office:value-type="string">
            <text:p>LD <text:s text:c="2"/>L,L <text:s text:c="4"/>6D <text:s text:c="2"/>1 NOP 1</text:p>
          </table:table-cell>
          <table:table-cell/>
        </table:table-row>
        <table:table-row table:style-name="ro1">
          <table:table-cell office:value-type="string">
            <text:p>LD <text:s text:c="2"/>L,* <text:s text:c="4"/>2E <text:s text:c="2"/>2 NOP 1</text:p>
          </table:table-cell>
          <table:table-cell/>
        </table:table-row>
        <table:table-row table:style-name="ro1">
          <table:table-cell office:value-type="string">
            <text:p>LD <text:s text:c="2"/>R,A <text:s text:c="4"/>4FED 2 NOP 1</text:p>
          </table:table-cell>
          <table:table-cell/>
        </table:table-row>
        <table:table-row table:style-name="ro1">
          <table:table-cell office:value-type="string">
            <text:p>LD <text:s text:c="2"/>SP,(*) <text:s/>7BED 4 NOP 1</text:p>
          </table:table-cell>
          <table:table-cell/>
        </table:table-row>
        <table:table-row table:style-name="ro1">
          <table:table-cell office:value-type="string">
            <text:p>LD <text:s text:c="2"/>SP,HL <text:s text:c="2"/>F9 <text:s text:c="2"/>1 NOP 1</text:p>
          </table:table-cell>
          <table:table-cell/>
        </table:table-row>
        <table:table-row table:style-name="ro1">
          <table:table-cell office:value-type="string">
            <text:p>LD <text:s text:c="2"/>SP,IX <text:s text:c="2"/>F9DD 2 NOP 1</text:p>
          </table:table-cell>
          <table:table-cell/>
        </table:table-row>
        <table:table-row table:style-name="ro1">
          <table:table-cell office:value-type="string">
            <text:p>LD <text:s text:c="2"/>SP,IY <text:s text:c="2"/>F9FD 2 NOP 1</text:p>
          </table:table-cell>
          <table:table-cell/>
        </table:table-row>
        <table:table-row table:style-name="ro1">
          <table:table-cell office:value-type="string">
            <text:p>LD <text:s text:c="2"/>SP,* <text:s text:c="3"/>31 <text:s text:c="2"/>3 NOP 1</text:p>
          </table:table-cell>
          <table:table-cell/>
        </table:table-row>
        <table:table-row table:style-name="ro1">
          <table:table-cell office:value-type="string">
            <text:p>LDD <text:s/>"" <text:s text:c="5"/>A8ED 2 NOP 1</text:p>
          </table:table-cell>
          <table:table-cell/>
        </table:table-row>
        <table:table-row table:style-name="ro1">
          <table:table-cell office:value-type="string">
            <text:p>LDDR "" <text:s text:c="5"/>B8ED 2 NOP 1</text:p>
          </table:table-cell>
          <table:table-cell/>
        </table:table-row>
        <table:table-row table:style-name="ro1">
          <table:table-cell office:value-type="string">
            <text:p>LDI <text:s/>"" <text:s text:c="5"/>A0ED 2 NOP 1</text:p>
          </table:table-cell>
          <table:table-cell/>
        </table:table-row>
        <table:table-row table:style-name="ro1">
          <table:table-cell office:value-type="string">
            <text:p>LDIR "" <text:s text:c="5"/>B0ED 2 NOP 1</text:p>
          </table:table-cell>
          <table:table-cell/>
        </table:table-row>
        <table:table-row table:style-name="ro1">
          <table:table-cell office:value-type="string">
            <text:p>NEG <text:s/>"" <text:s text:c="5"/>44ED 2 NOP 1</text:p>
          </table:table-cell>
          <table:table-cell/>
        </table:table-row>
        <table:table-row table:style-name="ro1">
          <table:table-cell office:value-type="string">
            <text:p>NOP <text:s/>"" <text:s text:c="5"/>00 <text:s text:c="2"/>1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LT BC <text:s text:c="6"/>4CED 2 NOP 2</text:p>
          </table:table-cell>
          <table:table-cell/>
        </table:table-row>
        <table:table-row table:style-name="ro1">
          <table:table-cell office:value-type="string">
            <text:p>MLT DE <text:s text:c="6"/>5CED 2 NOP 2</text:p>
          </table:table-cell>
          <table:table-cell/>
        </table:table-row>
        <table:table-row table:style-name="ro1">
          <table:table-cell office:value-type="string">
            <text:p>MLT HL <text:s text:c="6"/>6CED 2 NOP 2</text:p>
          </table:table-cell>
          <table:table-cell/>
        </table:table-row>
        <table:table-row table:style-name="ro1">
          <table:table-cell office:value-type="string">
            <text:p>MLT SP <text:s text:c="6"/>7CED 2 NOP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R <text:s text:c="2"/>(HL) <text:s text:c="3"/>B6 <text:s text:c="2"/>1 NOP 1</text:p>
          </table:table-cell>
          <table:table-cell/>
        </table:table-row>
        <table:table-row table:style-name="ro1">
          <table:table-cell office:value-type="string">
            <text:p>OR <text:s text:c="2"/>(IX*) <text:s text:c="2"/>B6DD 3 ZIX 1</text:p>
          </table:table-cell>
          <table:table-cell/>
        </table:table-row>
        <table:table-row table:style-name="ro1">
          <table:table-cell office:value-type="string">
            <text:p>OR <text:s text:c="2"/>(IY*) <text:s text:c="2"/>B6FD 3 ZIX 1</text:p>
          </table:table-cell>
          <table:table-cell/>
        </table:table-row>
        <table:table-row table:style-name="ro1">
          <table:table-cell office:value-type="string">
            <text:p>OR <text:s text:c="2"/>A <text:s text:c="6"/>B7 <text:s text:c="2"/>1 NOP 1</text:p>
          </table:table-cell>
          <table:table-cell/>
        </table:table-row>
        <table:table-row table:style-name="ro1">
          <table:table-cell office:value-type="string">
            <text:p>OR <text:s text:c="2"/>B <text:s text:c="6"/>B0 <text:s text:c="2"/>1 NOP 1</text:p>
          </table:table-cell>
          <table:table-cell/>
        </table:table-row>
        <table:table-row table:style-name="ro1">
          <table:table-cell office:value-type="string">
            <text:p>OR <text:s text:c="2"/>C <text:s text:c="6"/>B1 <text:s text:c="2"/>1 NOP 1</text:p>
          </table:table-cell>
          <table:table-cell/>
        </table:table-row>
        <table:table-row table:style-name="ro1">
          <table:table-cell office:value-type="string">
            <text:p>OR <text:s text:c="2"/>D <text:s text:c="6"/>B2 <text:s text:c="2"/>1 NOP 1</text:p>
          </table:table-cell>
          <table:table-cell/>
        </table:table-row>
        <table:table-row table:style-name="ro1">
          <table:table-cell office:value-type="string">
            <text:p>OR <text:s text:c="2"/>E <text:s text:c="6"/>B3 <text:s text:c="2"/>1 NOP 1</text:p>
          </table:table-cell>
          <table:table-cell/>
        </table:table-row>
        <table:table-row table:style-name="ro1">
          <table:table-cell office:value-type="string">
            <text:p>OR <text:s text:c="2"/>H <text:s text:c="6"/>B4 <text:s text:c="2"/>1 NOP 1</text:p>
          </table:table-cell>
          <table:table-cell/>
        </table:table-row>
        <table:table-row table:style-name="ro1">
          <table:table-cell office:value-type="string">
            <text:p>OR <text:s text:c="2"/>L <text:s text:c="6"/>B5 <text:s text:c="2"/>1 NOP 1</text:p>
          </table:table-cell>
          <table:table-cell/>
        </table:table-row>
        <table:table-row table:style-name="ro1">
          <table:table-cell office:value-type="string">
            <text:p>OR <text:s text:c="2"/>* <text:s text:c="6"/>F6 <text:s text:c="2"/>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TDM "" <text:s text:c="5"/>8BED 2 NOP 2</text:p>
          </table:table-cell>
          <table:table-cell/>
        </table:table-row>
        <table:table-row table:style-name="ro1">
          <table:table-cell office:value-type="string">
            <text:p>OTDMR "" <text:s text:c="4"/>9BED 2 NOP 2</text:p>
          </table:table-cell>
          <table:table-cell/>
        </table:table-row>
        <table:table-row table:style-name="ro1">
          <table:table-cell office:value-type="string">
            <text:p>OTDR "" <text:s text:c="5"/>BBED 2 NOP 1</text:p>
          </table:table-cell>
          <table:table-cell/>
        </table:table-row>
        <table:table-row table:style-name="ro1">
          <table:table-cell office:value-type="string">
            <text:p>OTIM "" <text:s text:c="5"/>83ED 2 NOP 2</text:p>
          </table:table-cell>
          <table:table-cell/>
        </table:table-row>
        <table:table-row table:style-name="ro1">
          <table:table-cell office:value-type="string">
            <text:p>OTIMR "" <text:s text:c="4"/>93ED 2 NOP 2</text:p>
          </table:table-cell>
          <table:table-cell/>
        </table:table-row>
        <table:table-row table:style-name="ro1">
          <table:table-cell office:value-type="string">
            <text:p>OTIR "" <text:s text:c="5"/>B3E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UT <text:s/>(C),A <text:s text:c="2"/>79ED 2 NOP 1</text:p>
          </table:table-cell>
          <table:table-cell/>
        </table:table-row>
        <table:table-row table:style-name="ro1">
          <table:table-cell office:value-type="string">
            <text:p>OUT <text:s/>(C),B <text:s text:c="2"/>41ED 2 NOP 1</text:p>
          </table:table-cell>
          <table:table-cell/>
        </table:table-row>
        <table:table-row table:style-name="ro1">
          <table:table-cell office:value-type="string">
            <text:p>OUT <text:s/>(C),C <text:s text:c="2"/>49ED 2 NOP 1</text:p>
          </table:table-cell>
          <table:table-cell/>
        </table:table-row>
        <table:table-row table:style-name="ro1">
          <table:table-cell office:value-type="string">
            <text:p>OUT <text:s/>(C),D <text:s text:c="2"/>51ED 2 NOP 1</text:p>
          </table:table-cell>
          <table:table-cell/>
        </table:table-row>
        <table:table-row table:style-name="ro1">
          <table:table-cell office:value-type="string">
            <text:p>OUT <text:s/>(C),E <text:s text:c="2"/>59ED 2 NOP 1</text:p>
          </table:table-cell>
          <table:table-cell/>
        </table:table-row>
        <table:table-row table:style-name="ro1">
          <table:table-cell office:value-type="string">
            <text:p>OUT <text:s/>(C),H <text:s text:c="2"/>61ED 2 NOP 1</text:p>
          </table:table-cell>
          <table:table-cell/>
        </table:table-row>
        <table:table-row table:style-name="ro1">
          <table:table-cell office:value-type="string">
            <text:p>OUT <text:s/>(C),L <text:s text:c="2"/>69ED 2 NOP 1</text:p>
          </table:table-cell>
          <table:table-cell/>
        </table:table-row>
        <table:table-row table:style-name="ro1">
          <table:table-cell office:value-type="string">
            <text:p>OUT <text:s/>(*),A <text:s text:c="2"/>D3 <text:s text:c="2"/>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UT0 (*),A <text:s text:c="2"/>39ED 3 NOP 2</text:p>
          </table:table-cell>
          <table:table-cell/>
        </table:table-row>
        <table:table-row table:style-name="ro1">
          <table:table-cell office:value-type="string">
            <text:p>OUT0 (*),B <text:s text:c="2"/>01ED 3 NOP 2</text:p>
          </table:table-cell>
          <table:table-cell/>
        </table:table-row>
        <table:table-row table:style-name="ro1">
          <table:table-cell office:value-type="string">
            <text:p>OUT0 (*),C <text:s text:c="2"/>09ED 3 NOP 2</text:p>
          </table:table-cell>
          <table:table-cell/>
        </table:table-row>
        <table:table-row table:style-name="ro1">
          <table:table-cell office:value-type="string">
            <text:p>OUT0 (*),D <text:s text:c="2"/>11ED 3 NOP 2</text:p>
          </table:table-cell>
          <table:table-cell/>
        </table:table-row>
        <table:table-row table:style-name="ro1">
          <table:table-cell office:value-type="string">
            <text:p>OUT0 (*),E <text:s text:c="2"/>19ED 3 NOP 2</text:p>
          </table:table-cell>
          <table:table-cell/>
        </table:table-row>
        <table:table-row table:style-name="ro1">
          <table:table-cell office:value-type="string">
            <text:p>OUT0 (*),H <text:s text:c="2"/>21ED 3 NOP 2</text:p>
          </table:table-cell>
          <table:table-cell/>
        </table:table-row>
        <table:table-row table:style-name="ro1">
          <table:table-cell office:value-type="string">
            <text:p>OUT0 (*),L <text:s text:c="2"/>29ED 3 NOP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UTD "" <text:s text:c="5"/>ABED 2 NOP 1</text:p>
          </table:table-cell>
          <table:table-cell/>
        </table:table-row>
        <table:table-row table:style-name="ro1">
          <table:table-cell office:value-type="string">
            <text:p>OUTI "" <text:s text:c="5"/>A3E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OP <text:s/>AF <text:s text:c="5"/>F1 <text:s text:c="2"/>1 NOP 1</text:p>
          </table:table-cell>
          <table:table-cell/>
        </table:table-row>
        <table:table-row table:style-name="ro1">
          <table:table-cell office:value-type="string">
            <text:p>POP <text:s/>BC <text:s text:c="5"/>C1 <text:s text:c="2"/>1 NOP 1</text:p>
          </table:table-cell>
          <table:table-cell/>
        </table:table-row>
        <table:table-row table:style-name="ro1">
          <table:table-cell office:value-type="string">
            <text:p>POP <text:s/>DE <text:s text:c="5"/>D1 <text:s text:c="2"/>1 NOP 1</text:p>
          </table:table-cell>
          <table:table-cell/>
        </table:table-row>
        <table:table-row table:style-name="ro1">
          <table:table-cell office:value-type="string">
            <text:p>POP <text:s/>HL <text:s text:c="5"/>E1 <text:s text:c="2"/>1 NOP 1</text:p>
          </table:table-cell>
          <table:table-cell/>
        </table:table-row>
        <table:table-row table:style-name="ro1">
          <table:table-cell office:value-type="string">
            <text:p>POP <text:s/>IX <text:s text:c="5"/>E1DD 2 NOP 1</text:p>
          </table:table-cell>
          <table:table-cell/>
        </table:table-row>
        <table:table-row table:style-name="ro1">
          <table:table-cell office:value-type="string">
            <text:p>POP <text:s/>IY <text:s text:c="5"/>E1F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USH AF <text:s text:c="5"/>F5 <text:s text:c="2"/>1 NOP 1</text:p>
          </table:table-cell>
          <table:table-cell/>
        </table:table-row>
        <table:table-row table:style-name="ro1">
          <table:table-cell office:value-type="string">
            <text:p>PUSH BC <text:s text:c="5"/>C5 <text:s text:c="2"/>1 NOP 1</text:p>
          </table:table-cell>
          <table:table-cell/>
        </table:table-row>
        <table:table-row table:style-name="ro1">
          <table:table-cell office:value-type="string">
            <text:p>PUSH DE <text:s text:c="5"/>D5 <text:s text:c="2"/>1 NOP 1</text:p>
          </table:table-cell>
          <table:table-cell/>
        </table:table-row>
        <table:table-row table:style-name="ro1">
          <table:table-cell office:value-type="string">
            <text:p>PUSH HL <text:s text:c="5"/>E5 <text:s text:c="2"/>1 NOP 1</text:p>
          </table:table-cell>
          <table:table-cell/>
        </table:table-row>
        <table:table-row table:style-name="ro1">
          <table:table-cell office:value-type="string">
            <text:p>PUSH IX <text:s text:c="5"/>E5DD 2 NOP 1</text:p>
          </table:table-cell>
          <table:table-cell/>
        </table:table-row>
        <table:table-row table:style-name="ro1">
          <table:table-cell office:value-type="string">
            <text:p>PUSH IY <text:s text:c="5"/>E5F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 <text:s/>*,(HL) <text:s/>86CB 2 ZBIT 1</text:p>
          </table:table-cell>
          <table:table-cell/>
        </table:table-row>
        <table:table-row table:style-name="ro1">
          <table:table-cell office:value-type="string">
            <text:p>RES <text:s/>*,(IX*) CBDD 4 ZBIT 1 0 8600</text:p>
          </table:table-cell>
          <table:table-cell/>
        </table:table-row>
        <table:table-row table:style-name="ro1">
          <table:table-cell office:value-type="string">
            <text:p>RES <text:s/>*,(IY*) CBFD 4 ZBIT 1 0 8600</text:p>
          </table:table-cell>
          <table:table-cell/>
        </table:table-row>
        <table:table-row table:style-name="ro1">
          <table:table-cell office:value-type="string">
            <text:p>RES <text:s/>*,A <text:s text:c="4"/>87CB 2 ZBIT 1</text:p>
          </table:table-cell>
          <table:table-cell/>
        </table:table-row>
        <table:table-row table:style-name="ro1">
          <table:table-cell office:value-type="string">
            <text:p>RES <text:s/>*,B <text:s text:c="4"/>80CB 2 ZBIT 1</text:p>
          </table:table-cell>
          <table:table-cell/>
        </table:table-row>
        <table:table-row table:style-name="ro1">
          <table:table-cell office:value-type="string">
            <text:p>RES <text:s/>*,C <text:s text:c="4"/>81CB 2 ZBIT 1</text:p>
          </table:table-cell>
          <table:table-cell/>
        </table:table-row>
        <table:table-row table:style-name="ro1">
          <table:table-cell office:value-type="string">
            <text:p>RES <text:s/>*,D <text:s text:c="4"/>82CB 2 ZBIT 1</text:p>
          </table:table-cell>
          <table:table-cell/>
        </table:table-row>
        <table:table-row table:style-name="ro1">
          <table:table-cell office:value-type="string">
            <text:p>RES <text:s/>*,E <text:s text:c="4"/>83CB 2 ZBIT 1</text:p>
          </table:table-cell>
          <table:table-cell/>
        </table:table-row>
        <table:table-row table:style-name="ro1">
          <table:table-cell office:value-type="string">
            <text:p>RES <text:s/>*,H <text:s text:c="4"/>84CB 2 ZBIT 1</text:p>
          </table:table-cell>
          <table:table-cell/>
        </table:table-row>
        <table:table-row table:style-name="ro1">
          <table:table-cell office:value-type="string">
            <text:p>RES <text:s/>*,L <text:s text:c="4"/>85CB 2 ZBIT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T <text:s/>"" <text:s text:c="5"/>C9 <text:s text:c="2"/>1 NOP 1</text:p>
          </table:table-cell>
          <table:table-cell/>
        </table:table-row>
        <table:table-row table:style-name="ro1">
          <table:table-cell office:value-type="string">
            <text:p>RET <text:s/>C <text:s text:c="6"/>D8 <text:s text:c="2"/>1 NOP 1</text:p>
          </table:table-cell>
          <table:table-cell/>
        </table:table-row>
        <table:table-row table:style-name="ro1">
          <table:table-cell office:value-type="string">
            <text:p>RET <text:s/>M <text:s text:c="6"/>F8 <text:s text:c="2"/>1 NOP 1</text:p>
          </table:table-cell>
          <table:table-cell/>
        </table:table-row>
        <table:table-row table:style-name="ro1">
          <table:table-cell office:value-type="string">
            <text:p>RET <text:s/>NC <text:s text:c="5"/>D0 <text:s text:c="2"/>1 NOP 1</text:p>
          </table:table-cell>
          <table:table-cell/>
        </table:table-row>
        <table:table-row table:style-name="ro1">
          <table:table-cell office:value-type="string">
            <text:p>RET <text:s/>NZ <text:s text:c="5"/>C0 <text:s text:c="2"/>1 NOP 1</text:p>
          </table:table-cell>
          <table:table-cell/>
        </table:table-row>
        <table:table-row table:style-name="ro1">
          <table:table-cell office:value-type="string">
            <text:p>RET <text:s/>P <text:s text:c="6"/>F0 <text:s text:c="2"/>1 NOP 1</text:p>
          </table:table-cell>
          <table:table-cell/>
        </table:table-row>
        <table:table-row table:style-name="ro1">
          <table:table-cell office:value-type="string">
            <text:p>RET <text:s/>PE <text:s text:c="5"/>E8 <text:s text:c="2"/>1 NOP 1</text:p>
          </table:table-cell>
          <table:table-cell/>
        </table:table-row>
        <table:table-row table:style-name="ro1">
          <table:table-cell office:value-type="string">
            <text:p>RET <text:s/>PO <text:s text:c="5"/>E0 <text:s text:c="2"/>1 NOP 1</text:p>
          </table:table-cell>
          <table:table-cell/>
        </table:table-row>
        <table:table-row table:style-name="ro1">
          <table:table-cell office:value-type="string">
            <text:p>RET <text:s/>Z <text:s text:c="6"/>C8 <text:s text:c="2"/>1 NOP 1</text:p>
          </table:table-cell>
          <table:table-cell/>
        </table:table-row>
        <table:table-row table:style-name="ro1">
          <table:table-cell office:value-type="string">
            <text:p>RETI "" <text:s text:c="5"/>4DED 2 NOP 1</text:p>
          </table:table-cell>
          <table:table-cell/>
        </table:table-row>
        <table:table-row table:style-name="ro1">
          <table:table-cell office:value-type="string">
            <text:p>RETN "" <text:s text:c="5"/>45E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L <text:s text:c="2"/>(HL) <text:s text:c="3"/>16CB 2 NOP 1</text:p>
          </table:table-cell>
          <table:table-cell/>
        </table:table-row>
        <table:table-row table:style-name="ro1">
          <table:table-cell office:value-type="string">
            <text:p>RL <text:s text:c="2"/>(IX*) <text:s text:c="2"/>CBDD 4 ZIX 1 0 1600</text:p>
          </table:table-cell>
          <table:table-cell/>
        </table:table-row>
        <table:table-row table:style-name="ro1">
          <table:table-cell office:value-type="string">
            <text:p>RL <text:s text:c="2"/>(IY*) <text:s text:c="2"/>CBFD 4 ZIX 1 0 1600</text:p>
          </table:table-cell>
          <table:table-cell/>
        </table:table-row>
        <table:table-row table:style-name="ro1">
          <table:table-cell office:value-type="string">
            <text:p>RL <text:s text:c="2"/>A <text:s text:c="6"/>17CB 2 NOP 1</text:p>
          </table:table-cell>
          <table:table-cell/>
        </table:table-row>
        <table:table-row table:style-name="ro1">
          <table:table-cell office:value-type="string">
            <text:p>RL <text:s text:c="2"/>B <text:s text:c="6"/>10CB 2 NOP 1</text:p>
          </table:table-cell>
          <table:table-cell/>
        </table:table-row>
        <table:table-row table:style-name="ro1">
          <table:table-cell office:value-type="string">
            <text:p>RL <text:s text:c="2"/>C <text:s text:c="6"/>11CB 2 NOP 1</text:p>
          </table:table-cell>
          <table:table-cell/>
        </table:table-row>
        <table:table-row table:style-name="ro1">
          <table:table-cell office:value-type="string">
            <text:p>RL <text:s text:c="2"/>D <text:s text:c="6"/>12CB 2 NOP 1</text:p>
          </table:table-cell>
          <table:table-cell/>
        </table:table-row>
        <table:table-row table:style-name="ro1">
          <table:table-cell office:value-type="string">
            <text:p>RL <text:s text:c="2"/>E <text:s text:c="6"/>13CB 2 NOP 1</text:p>
          </table:table-cell>
          <table:table-cell/>
        </table:table-row>
        <table:table-row table:style-name="ro1">
          <table:table-cell office:value-type="string">
            <text:p>RL <text:s text:c="2"/>H <text:s text:c="6"/>14CB 2 NOP 1</text:p>
          </table:table-cell>
          <table:table-cell/>
        </table:table-row>
        <table:table-row table:style-name="ro1">
          <table:table-cell office:value-type="string">
            <text:p>RL <text:s text:c="2"/>L <text:s text:c="6"/>15CB 2 NOP 1</text:p>
          </table:table-cell>
          <table:table-cell/>
        </table:table-row>
        <table:table-row table:style-name="ro1">
          <table:table-cell office:value-type="string">
            <text:p>RLA <text:s/>"" <text:s text:c="5"/>17 <text:s text:c="2"/>1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LC <text:s/>(HL) <text:s text:c="3"/>06CB 2 NOP 1</text:p>
          </table:table-cell>
          <table:table-cell/>
        </table:table-row>
        <table:table-row table:style-name="ro1">
          <table:table-cell office:value-type="string">
            <text:p>RLC <text:s/>(IX*) <text:s text:c="2"/>CBDD 4 ZIX 1 0 0600</text:p>
          </table:table-cell>
          <table:table-cell/>
        </table:table-row>
        <table:table-row table:style-name="ro1">
          <table:table-cell office:value-type="string">
            <text:p>RLC <text:s/>(IY*) <text:s text:c="2"/>CBFD 4 ZIX 1 0 0600</text:p>
          </table:table-cell>
          <table:table-cell/>
        </table:table-row>
        <table:table-row table:style-name="ro1">
          <table:table-cell office:value-type="string">
            <text:p>RLC <text:s/>A <text:s text:c="6"/>07CB 2 NOP 1</text:p>
          </table:table-cell>
          <table:table-cell/>
        </table:table-row>
        <table:table-row table:style-name="ro1">
          <table:table-cell office:value-type="string">
            <text:p>RLC <text:s/>B <text:s text:c="6"/>00CB 2 NOP 1</text:p>
          </table:table-cell>
          <table:table-cell/>
        </table:table-row>
        <table:table-row table:style-name="ro1">
          <table:table-cell office:value-type="string">
            <text:p>RLC <text:s/>C <text:s text:c="6"/>01CB 2 NOP 1</text:p>
          </table:table-cell>
          <table:table-cell/>
        </table:table-row>
        <table:table-row table:style-name="ro1">
          <table:table-cell office:value-type="string">
            <text:p>RLC <text:s/>D <text:s text:c="6"/>02CB 2 NOP 1</text:p>
          </table:table-cell>
          <table:table-cell/>
        </table:table-row>
        <table:table-row table:style-name="ro1">
          <table:table-cell office:value-type="string">
            <text:p>RLC <text:s/>E <text:s text:c="6"/>03CB 2 NOP 1</text:p>
          </table:table-cell>
          <table:table-cell/>
        </table:table-row>
        <table:table-row table:style-name="ro1">
          <table:table-cell office:value-type="string">
            <text:p>RLC <text:s/>H <text:s text:c="6"/>04CB 2 NOP 1</text:p>
          </table:table-cell>
          <table:table-cell/>
        </table:table-row>
        <table:table-row table:style-name="ro1">
          <table:table-cell office:value-type="string">
            <text:p>RLC <text:s/>L <text:s text:c="6"/>05CB 2 NOP 1</text:p>
          </table:table-cell>
          <table:table-cell/>
        </table:table-row>
        <table:table-row table:style-name="ro1">
          <table:table-cell office:value-type="string">
            <text:p>RLCA "" <text:s text:c="5"/>07 <text:s text:c="2"/>1 NOP 1</text:p>
          </table:table-cell>
          <table:table-cell/>
        </table:table-row>
        <table:table-row table:style-name="ro1">
          <table:table-cell office:value-type="string">
            <text:p>RLD <text:s/>"" <text:s text:c="5"/>6FE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R <text:s text:c="2"/>(HL) <text:s text:c="3"/>1ECB 2 NOP 1</text:p>
          </table:table-cell>
          <table:table-cell/>
        </table:table-row>
        <table:table-row table:style-name="ro1">
          <table:table-cell office:value-type="string">
            <text:p>RR <text:s text:c="2"/>(IX*) <text:s text:c="2"/>CBDD 4 ZIX 1 0 1E00</text:p>
          </table:table-cell>
          <table:table-cell/>
        </table:table-row>
        <table:table-row table:style-name="ro1">
          <table:table-cell office:value-type="string">
            <text:p>RR <text:s text:c="2"/>(IY*) <text:s text:c="2"/>CBFD 4 ZIX 1 0 1E00 </text:p>
          </table:table-cell>
          <table:table-cell/>
        </table:table-row>
        <table:table-row table:style-name="ro1">
          <table:table-cell office:value-type="string">
            <text:p>RR <text:s text:c="2"/>A <text:s text:c="6"/>1FCB 2 NOP 1</text:p>
          </table:table-cell>
          <table:table-cell/>
        </table:table-row>
        <table:table-row table:style-name="ro1">
          <table:table-cell office:value-type="string">
            <text:p>RR <text:s text:c="2"/>B <text:s text:c="6"/>18CB 2 NOP 1</text:p>
          </table:table-cell>
          <table:table-cell/>
        </table:table-row>
        <table:table-row table:style-name="ro1">
          <table:table-cell office:value-type="string">
            <text:p>RR <text:s text:c="2"/>C <text:s text:c="6"/>19CB 2 NOP 1</text:p>
          </table:table-cell>
          <table:table-cell/>
        </table:table-row>
        <table:table-row table:style-name="ro1">
          <table:table-cell office:value-type="string">
            <text:p>RR <text:s text:c="2"/>D <text:s text:c="6"/>1ACB 2 NOP 1</text:p>
          </table:table-cell>
          <table:table-cell/>
        </table:table-row>
        <table:table-row table:style-name="ro1">
          <table:table-cell office:value-type="string">
            <text:p>RR <text:s text:c="2"/>E <text:s text:c="6"/>1BCB 2 NOP 1</text:p>
          </table:table-cell>
          <table:table-cell/>
        </table:table-row>
        <table:table-row table:style-name="ro1">
          <table:table-cell office:value-type="string">
            <text:p>RR <text:s text:c="2"/>H <text:s text:c="6"/>1CCB 2 NOP 1</text:p>
          </table:table-cell>
          <table:table-cell/>
        </table:table-row>
        <table:table-row table:style-name="ro1">
          <table:table-cell office:value-type="string">
            <text:p>RR <text:s text:c="2"/>L <text:s text:c="6"/>1DCB 2 NOP 1</text:p>
          </table:table-cell>
          <table:table-cell/>
        </table:table-row>
        <table:table-row table:style-name="ro1">
          <table:table-cell office:value-type="string">
            <text:p>RRA <text:s/>"" <text:s text:c="5"/>1F <text:s text:c="2"/>1 NOP 1</text:p>
          </table:table-cell>
          <table:table-cell/>
        </table:table-row>
        <table:table-row table:style-name="ro1">
          <table:table-cell office:value-type="string">
            <text:p>RRC <text:s/>(HL) <text:s text:c="3"/>0ECB 2 NOP 1</text:p>
          </table:table-cell>
          <table:table-cell/>
        </table:table-row>
        <table:table-row table:style-name="ro1">
          <table:table-cell office:value-type="string">
            <text:p>RRC <text:s/>(IX*) <text:s text:c="2"/>CBDD 4 ZIX 1 0 0E00</text:p>
          </table:table-cell>
          <table:table-cell/>
        </table:table-row>
        <table:table-row table:style-name="ro1">
          <table:table-cell office:value-type="string">
            <text:p>RRC <text:s/>(IY*) <text:s text:c="2"/>CBFD 4 ZIX 1 0 0E00</text:p>
          </table:table-cell>
          <table:table-cell/>
        </table:table-row>
        <table:table-row table:style-name="ro1">
          <table:table-cell office:value-type="string">
            <text:p>RRC <text:s/>A <text:s text:c="6"/>0FCB 2 NOP 1</text:p>
          </table:table-cell>
          <table:table-cell/>
        </table:table-row>
        <table:table-row table:style-name="ro1">
          <table:table-cell office:value-type="string">
            <text:p>RRC <text:s/>B <text:s text:c="6"/>08CB 2 NOP 1</text:p>
          </table:table-cell>
          <table:table-cell/>
        </table:table-row>
        <table:table-row table:style-name="ro1">
          <table:table-cell office:value-type="string">
            <text:p>RRC <text:s/>C <text:s text:c="6"/>09CB 2 NOP 1</text:p>
          </table:table-cell>
          <table:table-cell/>
        </table:table-row>
        <table:table-row table:style-name="ro1">
          <table:table-cell office:value-type="string">
            <text:p>RRC <text:s/>D <text:s text:c="6"/>0ACB 2 NOP 1</text:p>
          </table:table-cell>
          <table:table-cell/>
        </table:table-row>
        <table:table-row table:style-name="ro1">
          <table:table-cell office:value-type="string">
            <text:p>RRC <text:s/>E <text:s text:c="6"/>0BCB 2 NOP 1</text:p>
          </table:table-cell>
          <table:table-cell/>
        </table:table-row>
        <table:table-row table:style-name="ro1">
          <table:table-cell office:value-type="string">
            <text:p>RRC <text:s/>H <text:s text:c="6"/>0CCB 2 NOP 1</text:p>
          </table:table-cell>
          <table:table-cell/>
        </table:table-row>
        <table:table-row table:style-name="ro1">
          <table:table-cell office:value-type="string">
            <text:p>RRC <text:s/>L <text:s text:c="6"/>0DCB 2 NOP 1</text:p>
          </table:table-cell>
          <table:table-cell/>
        </table:table-row>
        <table:table-row table:style-name="ro1">
          <table:table-cell office:value-type="string">
            <text:p>RRCA "" <text:s text:c="5"/>0F <text:s text:c="2"/>1 NOP 1</text:p>
          </table:table-cell>
          <table:table-cell/>
        </table:table-row>
        <table:table-row table:style-name="ro1">
          <table:table-cell office:value-type="string">
            <text:p>RRD <text:s/>"" <text:s text:c="5"/>67ED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ST <text:s/>00H <text:s text:c="4"/>C7 <text:s text:c="2"/>1 NOP 1</text:p>
          </table:table-cell>
          <table:table-cell/>
        </table:table-row>
        <table:table-row table:style-name="ro1">
          <table:table-cell office:value-type="string">
            <text:p>RST <text:s/>08H <text:s text:c="4"/>CF <text:s text:c="2"/>1 NOP 1</text:p>
          </table:table-cell>
          <table:table-cell/>
        </table:table-row>
        <table:table-row table:style-name="ro1">
          <table:table-cell office:value-type="string">
            <text:p>RST <text:s/>10H <text:s text:c="4"/>D7 <text:s text:c="2"/>1 NOP 1</text:p>
          </table:table-cell>
          <table:table-cell/>
        </table:table-row>
        <table:table-row table:style-name="ro1">
          <table:table-cell office:value-type="string">
            <text:p>RST <text:s/>18H <text:s text:c="4"/>DF <text:s text:c="2"/>1 NOP 1</text:p>
          </table:table-cell>
          <table:table-cell/>
        </table:table-row>
        <table:table-row table:style-name="ro1">
          <table:table-cell office:value-type="string">
            <text:p>RST <text:s/>20H <text:s text:c="4"/>E7 <text:s text:c="2"/>1 NOP 1</text:p>
          </table:table-cell>
          <table:table-cell/>
        </table:table-row>
        <table:table-row table:style-name="ro1">
          <table:table-cell office:value-type="string">
            <text:p>RST <text:s/>28H <text:s text:c="4"/>EF <text:s text:c="2"/>1 NOP 1</text:p>
          </table:table-cell>
          <table:table-cell/>
        </table:table-row>
        <table:table-row table:style-name="ro1">
          <table:table-cell office:value-type="string">
            <text:p>RST <text:s/>30H <text:s text:c="4"/>F7 <text:s text:c="2"/>1 NOP 1</text:p>
          </table:table-cell>
          <table:table-cell/>
        </table:table-row>
        <table:table-row table:style-name="ro1">
          <table:table-cell office:value-type="string">
            <text:p>RST <text:s/>38H <text:s text:c="4"/>FF <text:s text:c="2"/>1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/* Alternate form of above</text:p>
          </table:table-cell>
          <table:table-cell/>
        </table:table-row>
        <table:table-row table:style-name="ro1">
          <table:table-cell office:value-type="string">
            <text:p>RST <text:s/>00 <text:s text:c="5"/>C7 <text:s text:c="2"/>1 NOP 1</text:p>
          </table:table-cell>
          <table:table-cell/>
        </table:table-row>
        <table:table-row table:style-name="ro1">
          <table:table-cell office:value-type="string">
            <text:p>RST <text:s/>08 <text:s text:c="5"/>CF <text:s text:c="2"/>1 NOP 1</text:p>
          </table:table-cell>
          <table:table-cell/>
        </table:table-row>
        <table:table-row table:style-name="ro1">
          <table:table-cell office:value-type="string">
            <text:p>RST <text:s/>10 <text:s text:c="5"/>D7 <text:s text:c="2"/>1 NOP 1</text:p>
          </table:table-cell>
          <table:table-cell/>
        </table:table-row>
        <table:table-row table:style-name="ro1">
          <table:table-cell office:value-type="string">
            <text:p>RST <text:s/>18 <text:s text:c="5"/>DF <text:s text:c="2"/>1 NOP 1</text:p>
          </table:table-cell>
          <table:table-cell/>
        </table:table-row>
        <table:table-row table:style-name="ro1">
          <table:table-cell office:value-type="string">
            <text:p>RST <text:s/>20 <text:s text:c="5"/>E7 <text:s text:c="2"/>1 NOP 1</text:p>
          </table:table-cell>
          <table:table-cell/>
        </table:table-row>
        <table:table-row table:style-name="ro1">
          <table:table-cell office:value-type="string">
            <text:p>RST <text:s/>28 <text:s text:c="5"/>EF <text:s text:c="2"/>1 NOP 1</text:p>
          </table:table-cell>
          <table:table-cell/>
        </table:table-row>
        <table:table-row table:style-name="ro1">
          <table:table-cell office:value-type="string">
            <text:p>RST <text:s/>30 <text:s text:c="5"/>F7 <text:s text:c="2"/>1 NOP 1</text:p>
          </table:table-cell>
          <table:table-cell/>
        </table:table-row>
        <table:table-row table:style-name="ro1">
          <table:table-cell office:value-type="string">
            <text:p>RST <text:s/>38 <text:s text:c="5"/>FF <text:s text:c="2"/>1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BC <text:s/>A,(HL) <text:s/>9E <text:s text:c="2"/>1 NOP 1</text:p>
          </table:table-cell>
          <table:table-cell/>
        </table:table-row>
        <table:table-row table:style-name="ro1">
          <table:table-cell office:value-type="string">
            <text:p>SBC <text:s/>A,(IX*) 9EDD 3 ZIX 1</text:p>
          </table:table-cell>
          <table:table-cell/>
        </table:table-row>
        <table:table-row table:style-name="ro1">
          <table:table-cell office:value-type="string">
            <text:p>SBC <text:s/>A,(IY*) 9EFD 3 ZIX 1</text:p>
          </table:table-cell>
          <table:table-cell/>
        </table:table-row>
        <table:table-row table:style-name="ro1">
          <table:table-cell office:value-type="string">
            <text:p>SBC <text:s/>A,A <text:s text:c="4"/>9F <text:s text:c="2"/>1 NOP 1</text:p>
          </table:table-cell>
          <table:table-cell/>
        </table:table-row>
        <table:table-row table:style-name="ro1">
          <table:table-cell office:value-type="string">
            <text:p>SBC <text:s/>A,B <text:s text:c="4"/>98 <text:s text:c="2"/>1 NOP 1</text:p>
          </table:table-cell>
          <table:table-cell/>
        </table:table-row>
        <table:table-row table:style-name="ro1">
          <table:table-cell office:value-type="string">
            <text:p>SBC <text:s/>A,C <text:s text:c="4"/>99 <text:s text:c="2"/>1 NOP 1</text:p>
          </table:table-cell>
          <table:table-cell/>
        </table:table-row>
        <table:table-row table:style-name="ro1">
          <table:table-cell office:value-type="string">
            <text:p>SBC <text:s/>A,D <text:s text:c="4"/>9A <text:s text:c="2"/>1 NOP 1</text:p>
          </table:table-cell>
          <table:table-cell/>
        </table:table-row>
        <table:table-row table:style-name="ro1">
          <table:table-cell office:value-type="string">
            <text:p>SBC <text:s/>A,E <text:s text:c="4"/>9B <text:s text:c="2"/>1 NOP 1</text:p>
          </table:table-cell>
          <table:table-cell/>
        </table:table-row>
        <table:table-row table:style-name="ro1">
          <table:table-cell office:value-type="string">
            <text:p>SBC <text:s/>A,H <text:s text:c="4"/>9C <text:s text:c="2"/>1 NOP 1</text:p>
          </table:table-cell>
          <table:table-cell/>
        </table:table-row>
        <table:table-row table:style-name="ro1">
          <table:table-cell office:value-type="string">
            <text:p>SBC <text:s/>A,L <text:s text:c="4"/>9D <text:s text:c="2"/>1 NOP 1</text:p>
          </table:table-cell>
          <table:table-cell/>
        </table:table-row>
        <table:table-row table:style-name="ro1">
          <table:table-cell office:value-type="string">
            <text:p>SBC <text:s/>HL,BC <text:s text:c="2"/>42ED 2 NOP 1</text:p>
          </table:table-cell>
          <table:table-cell/>
        </table:table-row>
        <table:table-row table:style-name="ro1">
          <table:table-cell office:value-type="string">
            <text:p>SBC <text:s/>HL,DE <text:s text:c="2"/>52ED 2 NOP 1</text:p>
          </table:table-cell>
          <table:table-cell/>
        </table:table-row>
        <table:table-row table:style-name="ro1">
          <table:table-cell office:value-type="string">
            <text:p>SBC <text:s/>HL,HL <text:s text:c="2"/>62ED 2 NOP 1</text:p>
          </table:table-cell>
          <table:table-cell/>
        </table:table-row>
        <table:table-row table:style-name="ro1">
          <table:table-cell office:value-type="string">
            <text:p>SBC <text:s/>HL,SP <text:s text:c="2"/>72ED 2 NOP 1</text:p>
          </table:table-cell>
          <table:table-cell/>
        </table:table-row>
        <table:table-row table:style-name="ro1">
          <table:table-cell office:value-type="string">
            <text:p>SBC <text:s/>A,* <text:s text:c="4"/>DE <text:s text:c="2"/>2 NOP 1</text:p>
          </table:table-cell>
          <table:table-cell/>
        </table:table-row>
        <table:table-row table:style-name="ro1">
          <table:table-cell office:value-type="string">
            <text:p>SCF <text:s/>"" <text:s text:c="5"/>37 <text:s text:c="2"/>1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T <text:s/>*,(HL) <text:s/>C6CB 2 ZBIT 1</text:p>
          </table:table-cell>
          <table:table-cell/>
        </table:table-row>
        <table:table-row table:style-name="ro1">
          <table:table-cell office:value-type="string">
            <text:p>SET <text:s/>*,(IX*) CBDD 4 ZBIT 1 0 C600</text:p>
          </table:table-cell>
          <table:table-cell/>
        </table:table-row>
        <table:table-row table:style-name="ro1">
          <table:table-cell office:value-type="string">
            <text:p>SET <text:s/>*,(IY*) CBFD 4 ZBIT 1 0 C600</text:p>
          </table:table-cell>
          <table:table-cell/>
        </table:table-row>
        <table:table-row table:style-name="ro1">
          <table:table-cell office:value-type="string">
            <text:p>SET <text:s/>*,A <text:s text:c="4"/>C7CB 2 ZBIT 1</text:p>
          </table:table-cell>
          <table:table-cell/>
        </table:table-row>
        <table:table-row table:style-name="ro1">
          <table:table-cell office:value-type="string">
            <text:p>SET <text:s/>*,B <text:s text:c="4"/>C0CB 2 ZBIT 1</text:p>
          </table:table-cell>
          <table:table-cell/>
        </table:table-row>
        <table:table-row table:style-name="ro1">
          <table:table-cell office:value-type="string">
            <text:p>SET <text:s/>*,C <text:s text:c="4"/>C1CB 2 ZBIT 1</text:p>
          </table:table-cell>
          <table:table-cell/>
        </table:table-row>
        <table:table-row table:style-name="ro1">
          <table:table-cell office:value-type="string">
            <text:p>SET <text:s/>*,D <text:s text:c="4"/>C2CB 2 ZBIT 1</text:p>
          </table:table-cell>
          <table:table-cell/>
        </table:table-row>
        <table:table-row table:style-name="ro1">
          <table:table-cell office:value-type="string">
            <text:p>SET <text:s/>*,E <text:s text:c="4"/>C3CB 2 ZBIT 1</text:p>
          </table:table-cell>
          <table:table-cell/>
        </table:table-row>
        <table:table-row table:style-name="ro1">
          <table:table-cell office:value-type="string">
            <text:p>SET <text:s/>*,H <text:s text:c="4"/>C4CB 2 ZBIT 1</text:p>
          </table:table-cell>
          <table:table-cell/>
        </table:table-row>
        <table:table-row table:style-name="ro1">
          <table:table-cell office:value-type="string">
            <text:p>SET <text:s/>*,L <text:s text:c="4"/>C5CB 2 ZBIT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LA <text:s/>(HL) <text:s text:c="3"/>26CB 2 NOP 1</text:p>
          </table:table-cell>
          <table:table-cell/>
        </table:table-row>
        <table:table-row table:style-name="ro1">
          <table:table-cell office:value-type="string">
            <text:p>SLA <text:s/>(IX*) <text:s text:c="2"/>CBDD 4 ZIX 1 0 2600</text:p>
          </table:table-cell>
          <table:table-cell/>
        </table:table-row>
        <table:table-row table:style-name="ro1">
          <table:table-cell office:value-type="string">
            <text:p>SLA <text:s/>(IY*) <text:s text:c="2"/>CBFD 4 ZIX 1 0 2600</text:p>
          </table:table-cell>
          <table:table-cell/>
        </table:table-row>
        <table:table-row table:style-name="ro1">
          <table:table-cell office:value-type="string">
            <text:p>SLA <text:s/>A <text:s text:c="6"/>27CB 2 NOP 1</text:p>
          </table:table-cell>
          <table:table-cell/>
        </table:table-row>
        <table:table-row table:style-name="ro1">
          <table:table-cell office:value-type="string">
            <text:p>SLA <text:s/>B <text:s text:c="6"/>20CB 2 NOP 1</text:p>
          </table:table-cell>
          <table:table-cell/>
        </table:table-row>
        <table:table-row table:style-name="ro1">
          <table:table-cell office:value-type="string">
            <text:p>SLA <text:s/>C <text:s text:c="6"/>21CB 2 NOP 1</text:p>
          </table:table-cell>
          <table:table-cell/>
        </table:table-row>
        <table:table-row table:style-name="ro1">
          <table:table-cell office:value-type="string">
            <text:p>SLA <text:s/>D <text:s text:c="6"/>22CB 2 NOP 1</text:p>
          </table:table-cell>
          <table:table-cell/>
        </table:table-row>
        <table:table-row table:style-name="ro1">
          <table:table-cell office:value-type="string">
            <text:p>SLA <text:s/>E <text:s text:c="6"/>23CB 2 NOP 1</text:p>
          </table:table-cell>
          <table:table-cell/>
        </table:table-row>
        <table:table-row table:style-name="ro1">
          <table:table-cell office:value-type="string">
            <text:p>SLA <text:s/>H <text:s text:c="6"/>24CB 2 NOP 1</text:p>
          </table:table-cell>
          <table:table-cell/>
        </table:table-row>
        <table:table-row table:style-name="ro1">
          <table:table-cell office:value-type="string">
            <text:p>SLA <text:s/>L <text:s text:c="6"/>25CB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LP <text:s/>"" <text:s text:c="5"/>76ED 2 NOP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RA <text:s/>(HL) <text:s text:c="3"/>2ECB 2 NOP 1</text:p>
          </table:table-cell>
          <table:table-cell/>
        </table:table-row>
        <table:table-row table:style-name="ro1">
          <table:table-cell office:value-type="string">
            <text:p>SRA <text:s/>(IX*) <text:s text:c="2"/>CBDD 4 ZIX 1 0 2E00</text:p>
          </table:table-cell>
          <table:table-cell/>
        </table:table-row>
        <table:table-row table:style-name="ro1">
          <table:table-cell office:value-type="string">
            <text:p>SRA <text:s/>(IY*) <text:s text:c="2"/>CBFD 4 ZIX 1 0 2E00</text:p>
          </table:table-cell>
          <table:table-cell/>
        </table:table-row>
        <table:table-row table:style-name="ro1">
          <table:table-cell office:value-type="string">
            <text:p>SRA <text:s/>A <text:s text:c="6"/>2FCB 2 NOP 1</text:p>
          </table:table-cell>
          <table:table-cell/>
        </table:table-row>
        <table:table-row table:style-name="ro1">
          <table:table-cell office:value-type="string">
            <text:p>SRA <text:s/>B <text:s text:c="6"/>28CB 2 NOP 1</text:p>
          </table:table-cell>
          <table:table-cell/>
        </table:table-row>
        <table:table-row table:style-name="ro1">
          <table:table-cell office:value-type="string">
            <text:p>SRA <text:s/>C <text:s text:c="6"/>29CB 2 NOP 1</text:p>
          </table:table-cell>
          <table:table-cell/>
        </table:table-row>
        <table:table-row table:style-name="ro1">
          <table:table-cell office:value-type="string">
            <text:p>SRA <text:s/>D <text:s text:c="6"/>2ACB 2 NOP 1</text:p>
          </table:table-cell>
          <table:table-cell/>
        </table:table-row>
        <table:table-row table:style-name="ro1">
          <table:table-cell office:value-type="string">
            <text:p>SRA <text:s/>E <text:s text:c="6"/>2BCB 2 NOP 1</text:p>
          </table:table-cell>
          <table:table-cell/>
        </table:table-row>
        <table:table-row table:style-name="ro1">
          <table:table-cell office:value-type="string">
            <text:p>SRA <text:s/>H <text:s text:c="6"/>2CCB 2 NOP 1</text:p>
          </table:table-cell>
          <table:table-cell/>
        </table:table-row>
        <table:table-row table:style-name="ro1">
          <table:table-cell office:value-type="string">
            <text:p>SRA <text:s/>L <text:s text:c="6"/>2DCB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RL <text:s/>(HL) <text:s text:c="3"/>3ECB 2 NOP 1</text:p>
          </table:table-cell>
          <table:table-cell/>
        </table:table-row>
        <table:table-row table:style-name="ro1">
          <table:table-cell office:value-type="string">
            <text:p>SRL <text:s/>(IX*) <text:s text:c="2"/>CBDD 4 ZIX 1 0 3E00</text:p>
          </table:table-cell>
          <table:table-cell/>
        </table:table-row>
        <table:table-row table:style-name="ro1">
          <table:table-cell office:value-type="string">
            <text:p>SRL <text:s/>(IY*) <text:s text:c="2"/>CBFD 4 ZIX 1 0 3E00</text:p>
          </table:table-cell>
          <table:table-cell/>
        </table:table-row>
        <table:table-row table:style-name="ro1">
          <table:table-cell office:value-type="string">
            <text:p>SRL <text:s/>A <text:s text:c="6"/>3FCB 2 NOP 1</text:p>
          </table:table-cell>
          <table:table-cell/>
        </table:table-row>
        <table:table-row table:style-name="ro1">
          <table:table-cell office:value-type="string">
            <text:p>SRL <text:s/>B <text:s text:c="6"/>38CB 2 NOP 1</text:p>
          </table:table-cell>
          <table:table-cell/>
        </table:table-row>
        <table:table-row table:style-name="ro1">
          <table:table-cell office:value-type="string">
            <text:p>SRL <text:s/>C <text:s text:c="6"/>39CB 2 NOP 1</text:p>
          </table:table-cell>
          <table:table-cell/>
        </table:table-row>
        <table:table-row table:style-name="ro1">
          <table:table-cell office:value-type="string">
            <text:p>SRL <text:s/>D <text:s text:c="6"/>3ACB 2 NOP 1</text:p>
          </table:table-cell>
          <table:table-cell/>
        </table:table-row>
        <table:table-row table:style-name="ro1">
          <table:table-cell office:value-type="string">
            <text:p>SRL <text:s/>E <text:s text:c="6"/>3BCB 2 NOP 1</text:p>
          </table:table-cell>
          <table:table-cell/>
        </table:table-row>
        <table:table-row table:style-name="ro1">
          <table:table-cell office:value-type="string">
            <text:p>SRL <text:s/>H <text:s text:c="6"/>3CCB 2 NOP 1</text:p>
          </table:table-cell>
          <table:table-cell/>
        </table:table-row>
        <table:table-row table:style-name="ro1">
          <table:table-cell office:value-type="string">
            <text:p>SRL <text:s/>L <text:s text:c="6"/>3DCB 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UB <text:s/>(HL) <text:s text:c="3"/>96 <text:s text:c="2"/>1 NOP 1</text:p>
          </table:table-cell>
          <table:table-cell/>
        </table:table-row>
        <table:table-row table:style-name="ro1">
          <table:table-cell office:value-type="string">
            <text:p>SUB <text:s/>(IX*) <text:s text:c="2"/>96DD 3 ZIX 1</text:p>
          </table:table-cell>
          <table:table-cell/>
        </table:table-row>
        <table:table-row table:style-name="ro1">
          <table:table-cell office:value-type="string">
            <text:p>SUB <text:s/>(IY*) <text:s text:c="2"/>96FD 3 ZIX 1</text:p>
          </table:table-cell>
          <table:table-cell/>
        </table:table-row>
        <table:table-row table:style-name="ro1">
          <table:table-cell office:value-type="string">
            <text:p>SUB <text:s/>A <text:s text:c="6"/>97 <text:s text:c="2"/>1 NOP 1</text:p>
          </table:table-cell>
          <table:table-cell/>
        </table:table-row>
        <table:table-row table:style-name="ro1">
          <table:table-cell office:value-type="string">
            <text:p>SUB <text:s/>B <text:s text:c="6"/>90 <text:s text:c="2"/>1 NOP 1</text:p>
          </table:table-cell>
          <table:table-cell/>
        </table:table-row>
        <table:table-row table:style-name="ro1">
          <table:table-cell office:value-type="string">
            <text:p>SUB <text:s/>C <text:s text:c="6"/>91 <text:s text:c="2"/>1 NOP 1</text:p>
          </table:table-cell>
          <table:table-cell/>
        </table:table-row>
        <table:table-row table:style-name="ro1">
          <table:table-cell office:value-type="string">
            <text:p>SUB <text:s/>D <text:s text:c="6"/>92 <text:s text:c="2"/>1 NOP 1</text:p>
          </table:table-cell>
          <table:table-cell/>
        </table:table-row>
        <table:table-row table:style-name="ro1">
          <table:table-cell office:value-type="string">
            <text:p>SUB <text:s/>E <text:s text:c="6"/>93 <text:s text:c="2"/>1 NOP 1</text:p>
          </table:table-cell>
          <table:table-cell/>
        </table:table-row>
        <table:table-row table:style-name="ro1">
          <table:table-cell office:value-type="string">
            <text:p>SUB <text:s/>H <text:s text:c="6"/>94 <text:s text:c="2"/>1 NOP 1</text:p>
          </table:table-cell>
          <table:table-cell/>
        </table:table-row>
        <table:table-row table:style-name="ro1">
          <table:table-cell office:value-type="string">
            <text:p>SUB <text:s/>L <text:s text:c="6"/>95 <text:s text:c="2"/>1 NOP 1</text:p>
          </table:table-cell>
          <table:table-cell/>
        </table:table-row>
        <table:table-row table:style-name="ro1">
          <table:table-cell office:value-type="string">
            <text:p>SUB <text:s/>* <text:s text:c="6"/>D6 <text:s text:c="2"/>2 NOP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ST <text:s/>A <text:s text:c="6"/>3CED 2 NOP 2</text:p>
          </table:table-cell>
          <table:table-cell/>
        </table:table-row>
        <table:table-row table:style-name="ro1">
          <table:table-cell office:value-type="string">
            <text:p>TST <text:s/>B <text:s text:c="6"/>04ED 2 NOP 2</text:p>
          </table:table-cell>
          <table:table-cell/>
        </table:table-row>
        <table:table-row table:style-name="ro1">
          <table:table-cell office:value-type="string">
            <text:p>TST <text:s/>C <text:s text:c="6"/>0CED 2 NOP 2</text:p>
          </table:table-cell>
          <table:table-cell/>
        </table:table-row>
        <table:table-row table:style-name="ro1">
          <table:table-cell office:value-type="string">
            <text:p>TST <text:s/>D <text:s text:c="6"/>14ED 2 NOP 2</text:p>
          </table:table-cell>
          <table:table-cell/>
        </table:table-row>
        <table:table-row table:style-name="ro1">
          <table:table-cell office:value-type="string">
            <text:p>TST <text:s/>E <text:s text:c="6"/>1CED 2 NOP 2</text:p>
          </table:table-cell>
          <table:table-cell/>
        </table:table-row>
        <table:table-row table:style-name="ro1">
          <table:table-cell office:value-type="string">
            <text:p>TST <text:s/>H <text:s text:c="6"/>24ED 2 NOP 2</text:p>
          </table:table-cell>
          <table:table-cell/>
        </table:table-row>
        <table:table-row table:style-name="ro1">
          <table:table-cell office:value-type="string">
            <text:p>TST <text:s/>L <text:s text:c="6"/>2CED 2 NOP 2</text:p>
          </table:table-cell>
          <table:table-cell/>
        </table:table-row>
        <table:table-row table:style-name="ro1">
          <table:table-cell office:value-type="string">
            <text:p>TST <text:s/>(HL) <text:s text:c="3"/>34ED 2 NOP 2</text:p>
          </table:table-cell>
          <table:table-cell/>
        </table:table-row>
        <table:table-row table:style-name="ro1">
          <table:table-cell office:value-type="string">
            <text:p>TST <text:s/>* <text:s text:c="6"/>64ED 3 NOP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STIO * <text:s text:c="5"/>74ED 3 NOP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OR <text:s/>(HL) <text:s text:c="3"/>AE <text:s text:c="2"/>1 NOP 1</text:p>
          </table:table-cell>
          <table:table-cell/>
        </table:table-row>
        <table:table-row table:style-name="ro1">
          <table:table-cell office:value-type="string">
            <text:p>XOR <text:s/>(IX*) <text:s text:c="2"/>AEDD 3 ZIX 1</text:p>
          </table:table-cell>
          <table:table-cell/>
        </table:table-row>
        <table:table-row table:style-name="ro1">
          <table:table-cell office:value-type="string">
            <text:p>XOR <text:s/>(IY*) <text:s text:c="2"/>AEFD 3 ZIX 1</text:p>
          </table:table-cell>
          <table:table-cell/>
        </table:table-row>
        <table:table-row table:style-name="ro1">
          <table:table-cell office:value-type="string">
            <text:p>XOR <text:s/>A <text:s text:c="6"/>AF <text:s text:c="2"/>1 NOP 1</text:p>
          </table:table-cell>
          <table:table-cell/>
        </table:table-row>
        <table:table-row table:style-name="ro1">
          <table:table-cell office:value-type="string">
            <text:p>XOR <text:s/>B <text:s text:c="6"/>A8 <text:s text:c="2"/>1 NOP 1</text:p>
          </table:table-cell>
          <table:table-cell/>
        </table:table-row>
        <table:table-row table:style-name="ro1">
          <table:table-cell office:value-type="string">
            <text:p>XOR <text:s/>C <text:s text:c="6"/>A9 <text:s text:c="2"/>1 NOP 1</text:p>
          </table:table-cell>
          <table:table-cell/>
        </table:table-row>
        <table:table-row table:style-name="ro1">
          <table:table-cell office:value-type="string">
            <text:p>XOR <text:s/>D <text:s text:c="6"/>AA <text:s text:c="2"/>1 NOP 1</text:p>
          </table:table-cell>
          <table:table-cell/>
        </table:table-row>
        <table:table-row table:style-name="ro1">
          <table:table-cell office:value-type="string">
            <text:p>XOR <text:s/>E <text:s text:c="6"/>AB <text:s text:c="2"/>1 NOP 1</text:p>
          </table:table-cell>
          <table:table-cell/>
        </table:table-row>
        <table:table-row table:style-name="ro1">
          <table:table-cell office:value-type="string">
            <text:p>XOR <text:s/>H <text:s text:c="6"/>AC <text:s text:c="2"/>1 NOP 1</text:p>
          </table:table-cell>
          <table:table-cell/>
        </table:table-row>
        <table:table-row table:style-name="ro1">
          <table:table-cell office:value-type="string">
            <text:p>XOR <text:s/>L <text:s text:c="6"/>AD <text:s text:c="2"/>1 NOP 1</text:p>
          </table:table-cell>
          <table:table-cell/>
        </table:table-row>
        <table:table-row table:style-name="ro1">
          <table:table-cell office:value-type="string">
            <text:p>XOR <text:s/>* <text:s text:c="6"/>EE <text:s text:c="2"/>2 NOP 1</text:p>
          </table:table-cell>
          <table:table-cell/>
        </table:table-row>
      </table:table>
      <table:table table:name="Test_Data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ce6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1013" table:default-cell-style-name="Default"/>
        <table:table-row table:style-name="ro2">
          <table:table-cell office:value-type="string">
            <text:p>Device</text:p>
          </table:table-cell>
          <table:table-cell/>
          <table:table-cell office:value-type="string">
            <text:p>Attach Value</text:p>
          </table:table-cell>
          <table:table-cell office:value-type="string">
            <text:p>Speed</text:p>
          </table:table-cell>
          <table:table-cell table:number-columns-repeated="4"/>
          <table:table-cell table:style-name="ce11"/>
          <table:table-cell table:style-name="ce12" office:value-type="string">
            <text:p>1<text:span text:style-name="T1">st</text:span> line read</text:p>
          </table:table-cell>
          <table:table-cell table:style-name="ce12" office:value-type="string">
            <text:p>Dev 1<text:span text:style-name="T1">st</text:span> state change</text:p>
          </table:table-cell>
          <table:table-cell table:style-name="ce11" table:number-columns-repeated="10"/>
          <table:table-cell table:style-name="ce11" office:value-type="string">
            <text:p>sum</text:p>
          </table:table-cell>
          <table:table-cell table:number-columns-repeated="1002"/>
        </table:table-row>
        <table:table-row table:style-name="ro1">
          <table:table-cell office:value-type="string">
            <text:p>BlueTooth</text:p>
          </table:table-cell>
          <table:table-cell/>
          <table:table-cell office:value-type="float" office:value="10">
            <text:p>10</text:p>
          </table:table-cell>
          <table:table-cell table:number-columns-repeated="5"/>
          <table:table-cell table:style-name="ce12" office:value-type="string">
            <text:p>state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SE0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SE0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SE0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SE0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SE0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SE0</text:p>
          </table:table-cell>
          <table:table-cell table:style-name="ce11"/>
          <table:table-cell table:number-columns-repeated="1002"/>
        </table:table-row>
        <table:table-row table:style-name="ro1">
          <table:table-cell office:value-type="string">
            <text:p>Wifi Dongle</text:p>
          </table:table-cell>
          <table:table-cell/>
          <table:table-cell office:value-type="float" office:value="10">
            <text:p>10</text:p>
          </table:table-cell>
          <table:table-cell table:number-columns-repeated="5"/>
          <table:table-cell table:style-name="ce12" office:value-type="string">
            <text:p>time (ms)</text:p>
          </table:table-cell>
          <table:table-cell table:style-name="ce11" office:value-type="float" office:value="0.0039">
            <text:p>0</text:p>
          </table:table-cell>
          <table:table-cell table:style-name="ce11" office:value-type="float" office:value="213.9039">
            <text:p>213.9</text:p>
          </table:table-cell>
          <table:table-cell table:style-name="ce11" table:formula="of:=([.L4]*29.75)/1000" office:value-type="float" office:value="251.89325">
            <text:p>251.89</text:p>
          </table:table-cell>
          <table:table-cell table:style-name="ce11" table:formula="of:=([.M4]*29.75)/1000" office:value-type="float" office:value="251.95275">
            <text:p>251.95</text:p>
          </table:table-cell>
          <table:table-cell table:style-name="ce11" table:formula="of:=([.N4]*29.75)/1000" office:value-type="float" office:value="252.54775">
            <text:p>252.55</text:p>
          </table:table-cell>
          <table:table-cell table:style-name="ce11" table:formula="of:=([.O4]*29.75)/1000" office:value-type="float" office:value="252.5775">
            <text:p>252.58</text:p>
          </table:table-cell>
          <table:table-cell table:style-name="ce11" table:formula="of:=([.P4]*29.75)/1000" office:value-type="float" office:value="252.637">
            <text:p>252.64</text:p>
          </table:table-cell>
          <table:table-cell table:style-name="ce11" table:formula="of:=([.Q4]*29.75)/1000" office:value-type="float" office:value="252.66675">
            <text:p>252.67</text:p>
          </table:table-cell>
          <table:table-cell table:style-name="ce11" table:formula="of:=([.R4]*29.75)/1000" office:value-type="float" office:value="257.90275">
            <text:p>257.9</text:p>
          </table:table-cell>
          <table:table-cell table:style-name="ce11" table:formula="of:=([.S4]*29.75)/1000" office:value-type="float" office:value="324.78075">
            <text:p>324.78</text:p>
          </table:table-cell>
          <table:table-cell table:style-name="ce11" table:formula="of:=([.T4]*29.75)/1000" office:value-type="float" office:value="366.6985">
            <text:p>366.7</text:p>
          </table:table-cell>
          <table:table-cell table:style-name="ce11" table:formula="of:=([.U4]*29.75)/1000" office:value-type="float" office:value="404.86775">
            <text:p>404.87</text:p>
          </table:table-cell>
          <table:table-cell table:style-name="ce11" table:formula="of:=SUM([.J3:.U3])" office:value-type="float" office:value="3082.43255">
            <text:p>3082.43</text:p>
          </table:table-cell>
          <table:table-cell table:number-columns-repeated="1002"/>
        </table:table-row>
        <table:table-row table:style-name="ro1">
          <table:table-cell office:value-type="string">
            <text:p>HeadPhones(white Samsung)</text:p>
          </table:table-cell>
          <table:table-cell/>
          <table:table-cell office:value-type="string">
            <text:p>10,01,00</text:p>
          </table:table-cell>
          <table:table-cell table:number-columns-repeated="5"/>
          <table:table-cell table:style-name="ce11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190">
            <text:p>7190</text:p>
          </table:table-cell>
          <table:table-cell table:style-name="ce11" office:value-type="float" office:value="8467">
            <text:p>8467</text:p>
          </table:table-cell>
          <table:table-cell table:style-name="ce11" office:value-type="float" office:value="8469">
            <text:p>8469</text:p>
          </table:table-cell>
          <table:table-cell table:style-name="ce11" office:value-type="float" office:value="8489">
            <text:p>8489</text:p>
          </table:table-cell>
          <table:table-cell table:style-name="ce11" office:value-type="float" office:value="8490">
            <text:p>8490</text:p>
          </table:table-cell>
          <table:table-cell table:style-name="ce11" office:value-type="float" office:value="8492">
            <text:p>8492</text:p>
          </table:table-cell>
          <table:table-cell table:style-name="ce11" office:value-type="float" office:value="8493">
            <text:p>8493</text:p>
          </table:table-cell>
          <table:table-cell table:style-name="ce11" office:value-type="float" office:value="8669">
            <text:p>8669</text:p>
          </table:table-cell>
          <table:table-cell table:style-name="ce11" office:value-type="float" office:value="10917">
            <text:p>10917</text:p>
          </table:table-cell>
          <table:table-cell table:style-name="ce11" office:value-type="float" office:value="12326">
            <text:p>12326</text:p>
          </table:table-cell>
          <table:table-cell table:style-name="ce11" office:value-type="float" office:value="13609">
            <text:p>13609</text:p>
          </table:table-cell>
          <table:table-cell table:style-name="ce11"/>
          <table:table-cell table:number-columns-repeated="1002"/>
        </table:table-row>
        <table:table-row table:style-name="ro1">
          <table:table-cell office:value-type="string">
            <text:p>NONE</text:p>
          </table:table-cell>
          <table:table-cell/>
          <table:table-cell office:value-type="float" office:value="11">
            <text:p>11</text:p>
          </table:table-cell>
          <table:table-cell table:number-columns-repeated="5"/>
          <table:table-cell table:style-name="ce11" office:value-type="string">
            <text:p>us/frame</text:p>
          </table:table-cell>
          <table:table-cell table:number-columns-repeated="12" table:style-name="ce11" office:value-type="float" office:value="29.75">
            <text:p>29.75</text:p>
          </table:table-cell>
          <table:table-cell table:style-name="ce11"/>
          <table:table-cell table:number-columns-repeated="1002"/>
        </table:table-row>
        <table:table-row table:style-name="ro1">
          <table:table-cell table:number-columns-repeated="8"/>
          <table:table-cell table:style-name="ce11" office:value-type="string">
            <text:p>delta(last)ms</text:p>
          </table:table-cell>
          <table:table-cell table:style-name="ce11"/>
          <table:table-cell table:style-name="ce11" table:formula="of:=[.K3]-[.J3]" office:value-type="float" office:value="213.9">
            <text:p>213.9</text:p>
          </table:table-cell>
          <table:table-cell table:style-name="ce11" table:formula="of:=[.L3]-[.K3]" office:value-type="float" office:value="37.98935">
            <text:p>37.99</text:p>
          </table:table-cell>
          <table:table-cell table:style-name="ce11" table:formula="of:=[.M3]-[.L3]" office:value-type="float" office:value="0.0595000000000141">
            <text:p>0.06</text:p>
          </table:table-cell>
          <table:table-cell table:style-name="ce11" table:formula="of:=[.N3]-[.M3]" office:value-type="float" office:value="0.594999999999999">
            <text:p>0.59</text:p>
          </table:table-cell>
          <table:table-cell table:style-name="ce11" table:formula="of:=[.O3]-[.N3]" office:value-type="float" office:value="0.0297499999999786">
            <text:p>0.03</text:p>
          </table:table-cell>
          <table:table-cell table:style-name="ce11" table:formula="of:=[.P3]-[.O3]" office:value-type="float" office:value="0.0595000000000141">
            <text:p>0.06</text:p>
          </table:table-cell>
          <table:table-cell table:style-name="ce11" table:formula="of:=[.Q3]-[.P3]" office:value-type="float" office:value="0.029750000000007">
            <text:p>0.03</text:p>
          </table:table-cell>
          <table:table-cell table:style-name="ce11" table:formula="of:=[.R3]-[.Q3]" office:value-type="float" office:value="5.23600000000002">
            <text:p>5.24</text:p>
          </table:table-cell>
          <table:table-cell table:style-name="ce11" table:formula="of:=[.S3]-[.R3]" office:value-type="float" office:value="66.878">
            <text:p>66.88</text:p>
          </table:table-cell>
          <table:table-cell table:style-name="ce11" table:formula="of:=[.T3]-[.S3]" office:value-type="float" office:value="41.91775">
            <text:p>41.92</text:p>
          </table:table-cell>
          <table:table-cell table:style-name="ce11" table:formula="of:=[.U3]-[.T3]" office:value-type="float" office:value="38.16925">
            <text:p>38.17</text:p>
          </table:table-cell>
          <table:table-cell table:style-name="ce11"/>
          <table:table-cell table:number-columns-repeated="1002"/>
        </table:table-row>
        <table:table-row table:style-name="ro1">
          <table:table-cell table:number-columns-repeated="8"/>
          <table:table-cell table:style-name="ce11" office:value-type="string">
            <text:p>delta(last)us</text:p>
          </table:table-cell>
          <table:table-cell table:style-name="ce11"/>
          <table:table-cell table:style-name="ce11" table:formula="of:=[.K6]*1000" office:value-type="float" office:value="213900">
            <text:p>213900</text:p>
          </table:table-cell>
          <table:table-cell table:style-name="ce11" table:formula="of:=[.L6]*1000" office:value-type="float" office:value="37989.35">
            <text:p>37989.35</text:p>
          </table:table-cell>
          <table:table-cell table:style-name="ce11" table:formula="of:=[.M6]*1000" office:value-type="float" office:value="59.5000000000141">
            <text:p>59.5</text:p>
          </table:table-cell>
          <table:table-cell table:style-name="ce11" table:formula="of:=[.N6]*1000" office:value-type="float" office:value="594.999999999999">
            <text:p>595</text:p>
          </table:table-cell>
          <table:table-cell table:style-name="ce11" table:formula="of:=[.O6]*1000" office:value-type="float" office:value="29.7499999999786">
            <text:p>29.75</text:p>
          </table:table-cell>
          <table:table-cell table:style-name="ce11" table:formula="of:=[.P6]*1000" office:value-type="float" office:value="59.5000000000141">
            <text:p>59.5</text:p>
          </table:table-cell>
          <table:table-cell table:style-name="ce11" table:formula="of:=[.Q6]*1000" office:value-type="float" office:value="29.750000000007">
            <text:p>29.75</text:p>
          </table:table-cell>
          <table:table-cell table:style-name="ce11" table:formula="of:=[.R6]*1000" office:value-type="float" office:value="5236.00000000002">
            <text:p>5236</text:p>
          </table:table-cell>
          <table:table-cell table:style-name="ce11" table:formula="of:=[.S6]*1000" office:value-type="float" office:value="66878">
            <text:p>66878</text:p>
          </table:table-cell>
          <table:table-cell table:style-name="ce11" table:formula="of:=[.T6]*1000" office:value-type="float" office:value="41917.75">
            <text:p>41917.75</text:p>
          </table:table-cell>
          <table:table-cell table:style-name="ce11" table:formula="of:=[.U6]*1000" office:value-type="float" office:value="38169.25">
            <text:p>38169.25</text:p>
          </table:table-cell>
          <table:table-cell table:style-name="ce11"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>
            <text:p>Tests:</text:p>
          </table:table-cell>
          <table:table-cell table:number-columns-repeated="5"/>
          <table:table-cell table:style-name="ce7" office:value-type="string">
            <text:p>Results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Default" office:value-type="string">
            <text:p>Reset Device</text:p>
          </table:table-cell>
          <table:table-cell office:value-type="string">
            <text:p>Send Status Packets</text:p>
          </table:table-cell>
          <table:table-cell table:style-name="ce4" office:value-type="string">
            <text:p>Calc Lines Up</text:p>
          </table:table-cell>
          <table:table-cell table:number-columns-repeated="2"/>
          <table:table-cell office:value-type="string">
            <text:p>Device pulls both lines down after status req. Then after ~22.3ms, enters J state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 office:value-type="string">
            <text:p>Reset Device</text:p>
          </table:table-cell>
          <table:table-cell/>
          <table:table-cell table:style-name="ce4" office:value-type="string">
            <text:p>Calc Lines Up</text:p>
          </table:table-cell>
          <table:table-cell table:number-columns-repeated="2"/>
          <table:table-cell office:value-type="string">
            <text:p>Same as above, except this time the device enters IDLE @ 3.57ms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Wifi Dongle(direct)</text:p>
          </table:table-cell>
          <table:table-cell table:style-name="ce1"/>
          <table:table-cell table:style-name="ce1" office:value-type="string">
            <text:p>Reset Device</text:p>
          </table:table-cell>
          <table:table-cell table:style-name="ce1" office:value-type="string">
            <text:p>Send Status Packets</text:p>
          </table:table-cell>
          <table:table-cell table:style-name="ce1" office:value-type="string">
            <text:p>Calc State IDLE J</text:p>
          </table:table-cell>
          <table:table-cell table:style-name="ce1" table:number-columns-repeated="2"/>
          <table:table-cell table:style-name="ce8" office:value-type="string">
            <text:p>Device enters analysis func in J state. <text:s/>First line read is 39.25us in the immediate next 50us frame, following the SendStatusPacket. <text:s/>Each successive read takes 29.75us, effectively counting frames as 30us, not 50us. <text:s text:c="2"/>Device remains in IDLE for 213.9ms, then pulls both lines low.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>
            <text:p>Wifi Dongle(direct)</text:p>
          </table:table-cell>
          <table:table-cell table:style-name="ce1" office:value-type="string">
            <text:p>Swap K&amp;J @ detection</text:p>
          </table:table-cell>
          <table:table-cell table:style-name="ce1" office:value-type="string">
            <text:p>Reset Device</text:p>
          </table:table-cell>
          <table:table-cell table:style-name="ce1" office:value-type="string">
            <text:p>Send Status Packets</text:p>
          </table:table-cell>
          <table:table-cell table:style-name="ce1" office:value-type="string">
            <text:p>Calc State IDLE J</text:p>
          </table:table-cell>
          <table:table-cell table:style-name="ce1" table:number-columns-repeated="2"/>
          <table:table-cell table:style-name="ce8" office:value-type="string">
            <text:p>Device sends nothing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Wifi Dongle(direct)</text:p>
          </table:table-cell>
          <table:table-cell table:style-name="ce1" office:value-type="string">
            <text:p>Scan For Devices</text:p>
          </table:table-cell>
          <table:table-cell table:style-name="ce1" office:value-type="string">
            <text:p>Reset Device</text:p>
          </table:table-cell>
          <table:table-cell table:style-name="ce1" office:value-type="string">
            <text:p>Send Status Packets</text:p>
          </table:table-cell>
          <table:table-cell table:style-name="ce1" office:value-type="string">
            <text:p>Calc State IDLE J</text:p>
          </table:table-cell>
          <table:table-cell table:style-name="ce1" office:value-type="string">
            <text:p>Read response until device goes SE0(assuming it's trying to reach K state, but we are holding J down, preventing it.),respond by releasing both lines; allowing the device to drive the state. </text:p>
          </table:table-cell>
          <table:table-cell table:style-name="ce1"/>
          <table:table-cell table:style-name="ce8"/>
          <table:table-cell table:style-name="ce1" table:number-columns-repeated="1016"/>
        </table:table-row>
        <table:table-row table:style-name="ro1">
          <table:table-cell/>
          <table:table-cell office:value-type="string">
            <text:p>Scan For Devices</text:p>
          </table:table-cell>
          <table:table-cell office:value-type="string">
            <text:p>Immediate Reset after Attachment</text:p>
          </table:table-cell>
          <table:table-cell office:value-type="string">
            <text:p>Send Status Packets</text:p>
          </table:table-cell>
          <table:table-cell table:style-name="ce4" office:value-type="string">
            <text:p>Calc Lines U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can For Devices</text:p>
          </table:table-cell>
          <table:table-cell office:value-type="string">
            <text:p>Immediate Reset after Attachment</text:p>
          </table:table-cell>
          <table:table-cell office:value-type="string">
            <text:p>Send Status Packets</text:p>
          </table:table-cell>
          <table:table-cell table:style-name="ce4" office:value-type="string">
            <text:p>Calc Lines Dow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nd SOFs 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Wifi Dongle(direct)</text:p>
          </table:table-cell>
          <table:table-cell table:style-name="ce2" office:value-type="string">
            <text:p>Device pre-plug, Max Speed, 3x reset time</text:p>
          </table:table-cell>
          <table:table-cell table:style-name="ce5" office:value-type="string">
            <text:p>Reset Device-&gt;out(J),in?,out(K),in?x10</text:p>
          </table:table-cell>
          <table:table-cell table:style-name="ce2" office:value-type="string">
            <text:p>No Packets Sent</text:p>
          </table:table-cell>
          <table:table-cell table:style-name="ce2" office:value-type="string">
            <text:p>Read port 14's battery level bits</text:p>
          </table:table-cell>
          <table:table-cell table:style-name="ce2" table:number-columns-repeated="2"/>
          <table:table-cell table:style-name="ce9" office:value-type="string">
            <text:p>We observe some new values from Port 14's link mirror read. <text:s/>Also observe the changing of power Bits( in(14)[0] == 1 | 0, depending on Voltage parameters set through port 4.</text:p>
          </table:table-cell>
          <table:table-cell table:style-name="ce11" office:value-type="string">
            <text:p>&lt;-correction. <text:s/>We read from port 14(unk), not 14h. <text:s/></text:p>
          </table:table-cell>
          <table:table-cell table:style-name="ce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KeepAliv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10" office:value-type="string">
            <text:p>Issues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>
            <text:p>We may be scanning the device as attached when the tip enters, rather than ground, thus destroying the reset/prolonging vibration(cable insertion time) error data readings.</text:p>
          </table:table-cell>
          <table:table-cell table:number-columns-repeated="1016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_Data2" table:style-name="ta1" table:print="false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3" table:number-columns-repeated="14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Device</text:p>
          </table:table-cell>
          <table:table-cell table:style-name="ce4" office:value-type="string">
            <text:p>Attach Value</text:p>
          </table:table-cell>
          <table:table-cell office:value-type="string">
            <text:p>Speed</text:p>
          </table:table-cell>
          <table:table-cell office:value-type="string">
            <text:p>Results</text:p>
          </table:table-cell>
          <table:table-cell table:number-columns-repeated="2"/>
          <table:table-cell office:value-type="string">
            <text:p>Results</text:p>
          </table:table-cell>
          <table:table-cell office:value-type="string">
            <text:p>Unit of Result</text:p>
          </table:table-cell>
          <table:table-cell office:value-type="string">
            <text:p>CalcSpeed</text:p>
          </table:table-cell>
          <table:table-cell office:value-type="string">
            <text:p>Microseconds</text:p>
          </table:table-cell>
          <table:table-cell office:value-type="string">
            <text:p>Milliseconds</text:p>
          </table:table-cell>
          <table:table-cell office:value-type="string">
            <text:p>Micro/LP</text:p>
          </table:table-cell>
          <table:table-cell office:value-type="string">
            <text:p>Pack Time/Loop</text:p>
          </table:table-cell>
          <table:table-cell office:value-type="string">
            <text:p>New Result Time</text:p>
          </table:table-cell>
          <table:table-cell office:value-type="string">
            <text:p>Total Diff</text:p>
          </table:table-cell>
          <table:table-cell office:value-type="string">
            <text:p>%slower</text:p>
          </table:table-cell>
          <table:table-cell office:value-type="string">
            <text:p>%added</text:p>
          </table:table-cell>
          <table:table-cell office:value-type="string">
            <text:p>Pack Time/Loop</text:p>
          </table:table-cell>
          <table:table-cell office:value-type="string">
            <text:p>New Result Time</text:p>
          </table:table-cell>
          <table:table-cell office:value-type="string">
            <text:p>Total Diff</text:p>
          </table:table-cell>
          <table:table-cell office:value-type="string">
            <text:p>%slower</text:p>
          </table:table-cell>
          <table:table-cell office:value-type="string">
            <text:p>%added</text:p>
          </table:table-cell>
          <table:table-cell office:value-type="string">
            <text:p>Pack Time/Loop</text:p>
          </table:table-cell>
          <table:table-cell office:value-type="string">
            <text:p>New Result Time</text:p>
          </table:table-cell>
          <table:table-cell office:value-type="string">
            <text:p>Total Diff</text:p>
          </table:table-cell>
          <table:table-cell office:value-type="string">
            <text:p>%slower</text:p>
          </table:table-cell>
          <table:table-cell office:value-type="string">
            <text:p>%added</text:p>
          </table:table-cell>
        </table:table-row>
        <table:table-row table:style-name="ro1">
          <table:table-cell office:value-type="string">
            <text:p>Time required for a device to enter Idle state, after a reset</text:p>
          </table:table-cell>
          <table:table-cell office:value-type="string">
            <text:p>BlueTooth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4297">
            <text:p>4297</text:p>
          </table:table-cell>
          <table:table-cell office:value-type="float" office:value="4325">
            <text:p>4325</text:p>
          </table:table-cell>
          <table:table-cell office:value-type="float" office:value="3825">
            <text:p>3825</text:p>
          </table:table-cell>
          <table:table-cell/>
          <table:table-cell office:value-type="string">
            <text:p>INIR loops</text:p>
          </table:table-cell>
          <table:table-cell office:value-type="string">
            <text:p>Fast + ScreenOff + ClockMult</text:p>
          </table:table-cell>
          <table:table-cell table:formula="of:=[.F2]*5.25" office:value-type="float" office:value="22706.25">
            <text:p>22706.25</text:p>
          </table:table-cell>
          <table:table-cell table:formula="of:=[.K2]*0.001" office:value-type="float" office:value="22.70625">
            <text:p>22.71</text:p>
          </table:table-cell>
          <table:table-cell/>
          <table:table-cell office:value-type="float" office:value="1.25">
            <text:p>1.25</text:p>
          </table:table-cell>
          <table:table-cell office:value-type="float" office:value="3300">
            <text:p>3300</text:p>
          </table:table-cell>
          <table:table-cell table:formula="of:=[.F2]-[.O2]" office:value-type="float" office:value="1025">
            <text:p>1025</text:p>
          </table:table-cell>
          <table:table-cell table:formula="of:=[.P2]/[.F2]" office:value-type="float" office:value="0.236994219653179">
            <text:p>0.24</text:p>
          </table:table-cell>
          <table:table-cell table:formula="of:=[.N2]/5.25" office:value-type="float" office:value="0.238095238095238">
            <text:p>0.24</text:p>
          </table:table-cell>
          <table:table-cell office:value-type="float" office:value="3.25">
            <text:p>3.25</text:p>
          </table:table-cell>
          <table:table-cell office:value-type="float" office:value="2500">
            <text:p>2500</text:p>
          </table:table-cell>
          <table:table-cell table:formula="of:=[.F2]-[.T2]" office:value-type="float" office:value="1825">
            <text:p>1825</text:p>
          </table:table-cell>
          <table:table-cell table:formula="of:=[.U2]/[.F2]" office:value-type="float" office:value="0.421965317919075">
            <text:p>0.42</text:p>
          </table:table-cell>
          <table:table-cell table:formula="of:=[.S2]/5.25" office:value-type="float" office:value="0.619047619047619">
            <text:p>0.62</text:p>
          </table:table-cell>
          <table:table-cell office:value-type="float" office:value="7.25">
            <text:p>7.25</text:p>
          </table:table-cell>
          <table:table-cell office:value-type="float" office:value="1453">
            <text:p>1453</text:p>
          </table:table-cell>
          <table:table-cell table:formula="of:=[.F2]-[.Y2]" office:value-type="float" office:value="2872">
            <text:p>2872</text:p>
          </table:table-cell>
          <table:table-cell table:formula="of:=[.Z2]/[.F2]" office:value-type="float" office:value="0.664046242774566">
            <text:p>0.66</text:p>
          </table:table-cell>
          <table:table-cell table:formula="of:=[.X2]/5.25" office:value-type="float" office:value="1.38095238095238">
            <text:p>1.38</text:p>
          </table:table-cell>
        </table:table-row>
        <table:table-row table:style-name="ro1">
          <table:table-cell office:value-type="string">
            <text:p>Time required for a device to enter Idle state, after a reset</text:p>
          </table:table-cell>
          <table:table-cell office:value-type="string">
            <text:p>Wifi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1605">
            <text:p>1605</text:p>
          </table:table-cell>
          <table:table-cell table:number-columns-repeated="3"/>
          <table:table-cell office:value-type="string">
            <text:p>INIR loops</text:p>
          </table:table-cell>
          <table:table-cell office:value-type="string">
            <text:p>Fast + ScreenOff + ClockMult</text:p>
          </table:table-cell>
          <table:table-cell table:formula="of:=[.E3]*5.25" office:value-type="float" office:value="8426.25">
            <text:p>8426.25</text:p>
          </table:table-cell>
          <table:table-cell table:formula="of:=[.K3]*0.001" office:value-type="float" office:value="8.42625">
            <text:p>8.43</text:p>
          </table:table-cell>
          <table:table-cell/>
          <table:table-cell office:value-type="float" office:value="1.25">
            <text:p>1.25</text:p>
          </table:table-cell>
          <table:table-cell office:value-type="float" office:value="1222">
            <text:p>1222</text:p>
          </table:table-cell>
          <table:table-cell table:formula="of:=[.E3]-[.O3]" office:value-type="float" office:value="383">
            <text:p>383</text:p>
          </table:table-cell>
          <table:table-cell table:formula="of:=[.P3]/[.E3]" office:value-type="float" office:value="0.238629283489097">
            <text:p>0.24</text:p>
          </table:table-cell>
          <table:table-cell table:formula="of:=[.N3]/5.25" office:value-type="float" office:value="0.238095238095238">
            <text:p>0.24</text:p>
          </table:table-cell>
          <table:table-cell office:value-type="float" office:value="3.25">
            <text:p>3.25</text:p>
          </table:table-cell>
          <table:table-cell office:value-type="float" office:value="917">
            <text:p>917</text:p>
          </table:table-cell>
          <table:table-cell table:formula="of:=[.E3]-[.T3]" office:value-type="float" office:value="688">
            <text:p>688</text:p>
          </table:table-cell>
          <table:table-cell table:formula="of:=[.U3]/[.E3]" office:value-type="float" office:value="0.428660436137072">
            <text:p>0.43</text:p>
          </table:table-cell>
          <table:table-cell table:formula="of:=[.S3]/5.25" office:value-type="float" office:value="0.619047619047619">
            <text:p>0.62</text:p>
          </table:table-cell>
          <table:table-cell office:value-type="float" office:value="7.25">
            <text:p>7.25</text:p>
          </table:table-cell>
          <table:table-cell office:value-type="float" office:value="556">
            <text:p>556</text:p>
          </table:table-cell>
          <table:table-cell table:formula="of:=[.E3]-[.Y3]" office:value-type="float" office:value="1049">
            <text:p>1049</text:p>
          </table:table-cell>
          <table:table-cell table:formula="of:=[.Z3]/[.E3]" office:value-type="float" office:value="0.653582554517134">
            <text:p>0.65</text:p>
          </table:table-cell>
          <table:table-cell table:formula="of:=[.X3]/5.25" office:value-type="float" office:value="1.38095238095238">
            <text:p>1.38</text:p>
          </table:table-cell>
        </table:table-row>
        <table:table-row table:style-name="ro1">
          <table:table-cell office:value-type="string">
            <text:p>Time required for a device to enter Idle state, after a reset</text:p>
          </table:table-cell>
          <table:table-cell office:value-type="string">
            <text:p>BlueTooth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4327">
            <text:p>4327</text:p>
          </table:table-cell>
          <table:table-cell office:value-type="float" office:value="4325">
            <text:p>4325</text:p>
          </table:table-cell>
          <table:table-cell office:value-type="float" office:value="4303">
            <text:p>4303</text:p>
          </table:table-cell>
          <table:table-cell table:number-columns-repeated="2"/>
          <table:table-cell office:value-type="string">
            <text:p>Fast + ClockMult</text:p>
          </table:table-cell>
          <table:table-cell table:formula="of:=[.E4]*5.25" office:value-type="float" office:value="22716.75">
            <text:p>22716.75</text:p>
          </table:table-cell>
          <table:table-cell table:formula="of:=[.K4]*0.001" office:value-type="float" office:value="22.71675">
            <text:p>22.72</text:p>
          </table:table-cell>
          <table:table-cell table:number-columns-repeated="16"/>
        </table:table-row>
        <table:table-row table:style-name="ro1">
          <table:table-cell office:value-type="string">
            <text:p>Time required for a device to enter Idle state, after a reset</text:p>
          </table:table-cell>
          <table:table-cell office:value-type="string">
            <text:p>Wifi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1637">
            <text:p>1637</text:p>
          </table:table-cell>
          <table:table-cell office:value-type="float" office:value="1613">
            <text:p>1613</text:p>
          </table:table-cell>
          <table:table-cell office:value-type="float" office:value="1620">
            <text:p>1620</text:p>
          </table:table-cell>
          <table:table-cell table:number-columns-repeated="2"/>
          <table:table-cell office:value-type="string">
            <text:p>Fast + ClockMult</text:p>
          </table:table-cell>
          <table:table-cell table:formula="of:=[.E5]*5.25" office:value-type="float" office:value="8594.25">
            <text:p>8594.25</text:p>
          </table:table-cell>
          <table:table-cell table:formula="of:=[.K5]*0.001" office:value-type="float" office:value="8.59425">
            <text:p>8.59</text:p>
          </table:table-cell>
          <table:table-cell table:number-columns-repeated="16"/>
        </table:table-row>
        <table:table-row table:style-name="ro1">
          <table:table-cell office:value-type="string">
            <text:p>Time required for a device to enter Idle state, after a reset</text:p>
          </table:table-cell>
          <table:table-cell office:value-type="string">
            <text:p>Wifi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1555">
            <text:p>1555</text:p>
          </table:table-cell>
          <table:table-cell office:value-type="float" office:value="1636">
            <text:p>1636</text:p>
          </table:table-cell>
          <table:table-cell office:value-type="float" office:value="1645">
            <text:p>1645</text:p>
          </table:table-cell>
          <table:table-cell table:number-columns-repeated="2"/>
          <table:table-cell office:value-type="string">
            <text:p>Normal</text:p>
          </table:table-cell>
          <table:table-cell table:formula="of:=[.E6]*5.25" office:value-type="float" office:value="8163.75">
            <text:p>8163.75</text:p>
          </table:table-cell>
          <table:table-cell table:formula="of:=[.K6]*0.001" office:value-type="float" office:value="8.16375">
            <text:p>8.16</text:p>
          </table:table-cell>
          <table:table-cell table:number-columns-repeated="16"/>
        </table:table-row>
        <table:table-row table:style-name="ro1">
          <table:table-cell office:value-type="string">
            <text:p>Time required for a device to enter Idle state, after a reset</text:p>
          </table:table-cell>
          <table:table-cell office:value-type="string">
            <text:p>BlueTooth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4083">
            <text:p>4083</text:p>
          </table:table-cell>
          <table:table-cell office:value-type="float" office:value="4035">
            <text:p>4035</text:p>
          </table:table-cell>
          <table:table-cell office:value-type="float" office:value="4067">
            <text:p>4067</text:p>
          </table:table-cell>
          <table:table-cell table:number-columns-repeated="2"/>
          <table:table-cell office:value-type="string">
            <text:p>Normal</text:p>
          </table:table-cell>
          <table:table-cell table:formula="of:=[.E7]*5.25" office:value-type="float" office:value="21435.75">
            <text:p>21435.75</text:p>
          </table:table-cell>
          <table:table-cell table:formula="of:=[.K7]*0.001" office:value-type="float" office:value="21.43575">
            <text:p>21.44</text:p>
          </table:table-cell>
          <table:table-cell table:number-columns-repeated="1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style-name="ce13" office:value-type="string">
            <text:p>More instructions than the above data set,(timing won't compare)</text:p>
          </table:table-cell>
          <table:table-cell table:style-name="ce13" table:number-columns-repeated="3"/>
          <table:table-cell office:value-type="string">
            <text:p>enter SE0</text:p>
          </table:table-cell>
          <table:table-cell office:value-type="string">
            <text:p>enter Idle</text:p>
          </table:table-cell>
          <table:table-cell table:number-columns-repeated="22"/>
        </table:table-row>
        <table:table-row table:style-name="ro1">
          <table:table-cell office:value-type="string">
            <text:p>Time a device is in SE0 after reset, before idle------</text:p>
          </table:table-cell>
          <table:table-cell office:value-type="string">
            <text:p>BlueTooth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1259">
            <text:p>1259</text:p>
          </table:table-cell>
          <table:table-cell office:value-type="float" office:value="1537">
            <text:p>1537</text:p>
          </table:table-cell>
          <table:table-cell table:number-columns-repeated="3"/>
          <table:table-cell office:value-type="string">
            <text:p>Fast + ScreenOff + ClockMult</text:p>
          </table:table-cell>
          <table:table-cell table:formula="of:=[.E12]*5.25" office:value-type="float" office:value="6609.75">
            <text:p>6609.75</text:p>
          </table:table-cell>
          <table:table-cell table:formula="of:=[.K12]*0.001" office:value-type="float" office:value="6.60975">
            <text:p>6.61</text:p>
          </table:table-cell>
          <table:table-cell table:number-columns-repeated="16"/>
        </table:table-row>
        <table:table-row table:style-name="ro1">
          <table:table-cell office:value-type="string">
            <text:p>Response difference if calc pulls lines up after reset or J</text:p>
          </table:table-cell>
          <table:table-cell/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string">
            <text:p>asap</text:p>
          </table:table-cell>
          <table:table-cell table:number-columns-repeated="23"/>
        </table:table-row>
        <table:table-row table:style-name="ro1">
          <table:table-cell office:value-type="string">
            <text:p>Do loops go faster if we free up memory?</text:p>
          </table:table-cell>
          <table:table-cell table:number-columns-repeated="27"/>
        </table:table-row>
        <table:table-row table:style-name="ro1">
          <table:table-cell office:value-type="string">
            <text:p>Cut buffer down to 5056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table:style-name="ce13" office:value-type="string">
            <text:p>AFTER 100ms mandatory pause post-device connection</text:p>
          </table:table-cell>
          <table:table-cell table:style-name="ce13" table:number-columns-repeated="3"/>
          <table:table-cell table:number-columns-repeated="3"/>
          <table:table-cell office:value-type="string">
            <text:p>EOP time (us)</text:p>
          </table:table-cell>
          <table:table-cell table:number-columns-repeated="20"/>
        </table:table-row>
        <table:table-row table:style-name="ro1">
          <table:table-cell office:value-type="string">
            <text:p>Time a device is in SE0 after reset, before idle------</text:p>
          </table:table-cell>
          <table:table-cell office:value-type="string">
            <text:p>BlueTooth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3988">
            <text:p>3988</text:p>
          </table:table-cell>
          <table:table-cell office:value-type="float" office:value="3984">
            <text:p>3984</text:p>
          </table:table-cell>
          <table:table-cell office:value-type="float" office:value="3828">
            <text:p>3828</text:p>
          </table:table-cell>
          <table:table-cell table:number-columns-repeated="2"/>
          <table:table-cell office:value-type="string">
            <text:p>Fast + ScreenOff + ClockMult</text:p>
          </table:table-cell>
          <table:table-cell table:formula="of:=[.E18]*5.25" office:value-type="float" office:value="20937">
            <text:p>20937</text:p>
          </table:table-cell>
          <table:table-cell table:formula="of:=[.K18]*0.001" office:value-type="float" office:value="20.937">
            <text:p>20.94</text:p>
          </table:table-cell>
          <table:table-cell table:number-columns-repeated="16"/>
        </table:table-row>
        <table:table-row table:style-name="ro1">
          <table:table-cell office:value-type="string">
            <text:p>Time a device is in SE0 after reset, before idle------</text:p>
          </table:table-cell>
          <table:table-cell office:value-type="string">
            <text:p>Wifi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1620">
            <text:p>1620</text:p>
          </table:table-cell>
          <table:table-cell table:number-columns-repeated="4"/>
          <table:table-cell office:value-type="string">
            <text:p>Fast + ScreenOff + ClockMult</text:p>
          </table:table-cell>
          <table:table-cell table:formula="of:=[.E19]*5.25" office:value-type="float" office:value="8505">
            <text:p>8505</text:p>
          </table:table-cell>
          <table:table-cell table:formula="of:=[.K19]*0.001" office:value-type="float" office:value="8.505">
            <text:p>8.51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>
            <text:p>EOP us</text:p>
          </table:table-cell>
          <table:table-cell office:value-type="string">
            <text:p>EOP ms</text:p>
          </table:table-cell>
          <table:table-cell table:number-columns-repeated="14"/>
        </table:table-row>
        <table:table-row table:style-name="ro1">
          <table:table-cell office:value-type="string">
            <text:p>Time device stays in SE0, after reset + EOP(keep-alive)</text:p>
          </table:table-cell>
          <table:table-cell office:value-type="string">
            <text:p>BlueTooth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4309">
            <text:p>4309</text:p>
          </table:table-cell>
          <table:table-cell table:number-columns-repeated="2"/>
          <table:table-cell office:value-type="float" office:value="116.5">
            <text:p>116.5</text:p>
          </table:table-cell>
          <table:table-cell/>
          <table:table-cell office:value-type="string">
            <text:p>Fast + ScreenOff + ClockMult</text:p>
          </table:table-cell>
          <table:table-cell table:formula="of:=([.E21]*5.25)" office:value-type="float" office:value="22622.25">
            <text:p>22622.25</text:p>
          </table:table-cell>
          <table:table-cell table:formula="of:=[.K21]*0.001" office:value-type="float" office:value="22.62225">
            <text:p>22.62</text:p>
          </table:table-cell>
          <table:table-cell table:formula="of:=([.K21]-[.K18])+[.H21]" office:value-type="float" office:value="1801.75">
            <text:p>1801.75</text:p>
          </table:table-cell>
          <table:table-cell table:formula="of:=[.L21]-[.L18]" office:value-type="float" office:value="1.68525">
            <text:p>1.69</text:p>
          </table:table-cell>
          <table:table-cell table:number-columns-repeated="14"/>
        </table:table-row>
        <table:table-row table:style-name="ro1">
          <table:table-cell office:value-type="string">
            <text:p>Time device stays in SE0, after reset + EOP(keep-alive)</text:p>
          </table:table-cell>
          <table:table-cell office:value-type="string">
            <text:p>Wifi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1587">
            <text:p>1587</text:p>
          </table:table-cell>
          <table:table-cell office:value-type="float" office:value="1579">
            <text:p>1579</text:p>
          </table:table-cell>
          <table:table-cell/>
          <table:table-cell office:value-type="float" office:value="116.5">
            <text:p>116.5</text:p>
          </table:table-cell>
          <table:table-cell/>
          <table:table-cell office:value-type="string">
            <text:p>Fast + ScreenOff + ClockMult</text:p>
          </table:table-cell>
          <table:table-cell table:formula="of:=([.E22]*5.25)" office:value-type="float" office:value="8331.75">
            <text:p>8331.75</text:p>
          </table:table-cell>
          <table:table-cell table:formula="of:=[.K22]*0.001" office:value-type="float" office:value="8.33175">
            <text:p>8.33</text:p>
          </table:table-cell>
          <table:table-cell table:formula="of:=([.K22]-[.K19])+[.H22]" office:value-type="float" office:value="-56.75">
            <text:p>-56.75</text:p>
          </table:table-cell>
          <table:table-cell table:formula="of:=[.L22]-[.L19]" office:value-type="float" office:value="-0.173250000000001">
            <text:p>-0.17</text:p>
          </table:table-cell>
          <table:table-cell table:number-columns-repeated="14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ame as above, but double EOP</text:p>
          </table:table-cell>
          <table:table-cell office:value-type="string">
            <text:p>BlueTooth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3987">
            <text:p>3987</text:p>
          </table:table-cell>
          <table:table-cell table:number-columns-repeated="2"/>
          <table:table-cell table:formula="of:=[.H22]*2" office:value-type="float" office:value="233">
            <text:p>233</text:p>
          </table:table-cell>
          <table:table-cell/>
          <table:table-cell office:value-type="string">
            <text:p>Fast + ScreenOff + ClockMult</text:p>
          </table:table-cell>
          <table:table-cell table:formula="of:=([.E24]*5.25)" office:value-type="float" office:value="20931.75">
            <text:p>20931.75</text:p>
          </table:table-cell>
          <table:table-cell table:formula="of:=[.K24]*0.001" office:value-type="float" office:value="20.93175">
            <text:p>20.93</text:p>
          </table:table-cell>
          <table:table-cell table:formula="of:=([.K24]-[.K18])+[.H24]" office:value-type="float" office:value="227.75">
            <text:p>227.75</text:p>
          </table:table-cell>
          <table:table-cell table:formula="of:=[.L24]-[.L18]" office:value-type="float" office:value="-0.0052500000000002">
            <text:p>-0.01</text:p>
          </table:table-cell>
          <table:table-cell table:number-columns-repeated="14"/>
        </table:table-row>
        <table:table-row table:style-name="ro1">
          <table:table-cell office:value-type="string">
            <text:p>Same as above, but double EOP</text:p>
          </table:table-cell>
          <table:table-cell office:value-type="string">
            <text:p>Wifi</text:p>
          </table:table-cell>
          <table:table-cell office:value-type="string">
            <text:p>1A</text:p>
          </table:table-cell>
          <table:table-cell office:value-type="string">
            <text:p>low?</text:p>
          </table:table-cell>
          <table:table-cell office:value-type="float" office:value="1611">
            <text:p>1611</text:p>
          </table:table-cell>
          <table:table-cell office:value-type="float" office:value="1579">
            <text:p>1579</text:p>
          </table:table-cell>
          <table:table-cell/>
          <table:table-cell table:formula="of:=[.H22]*2" office:value-type="float" office:value="233">
            <text:p>233</text:p>
          </table:table-cell>
          <table:table-cell/>
          <table:table-cell office:value-type="string">
            <text:p>Fast + ScreenOff + ClockMult</text:p>
          </table:table-cell>
          <table:table-cell table:formula="of:=([.E25]*5.25)" office:value-type="float" office:value="8457.75">
            <text:p>8457.75</text:p>
          </table:table-cell>
          <table:table-cell table:formula="of:=[.K25]*0.001" office:value-type="float" office:value="8.45775">
            <text:p>8.46</text:p>
          </table:table-cell>
          <table:table-cell table:formula="of:=([.K25]-[.K19])+[.H25]" office:value-type="float" office:value="185.75">
            <text:p>185.75</text:p>
          </table:table-cell>
          <table:table-cell table:formula="of:=[.L25]-[.L19]" office:value-type="float" office:value="-0.04725">
            <text:p>-0.05</text:p>
          </table:table-cell>
          <table:table-cell table:number-columns-repeated="1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13" office:value-type="string">
            <text:p>After device reset then GETSTATUS</text:p>
          </table:table-cell>
          <table:table-cell table:style-name="ce13"/>
          <table:table-cell table:style-name="ce13" office:value-type="string">
            <text:p>Val we set port to after GETSTATUS</text:p>
          </table:table-cell>
          <table:table-cell table:style-name="ce13"/>
          <table:table-cell office:value-type="string">
            <text:p>Readings (val,holdT)</text:p>
          </table:table-cell>
          <table:table-cell table:number-columns-repeated="23"/>
        </table:table-row>
        <table:table-row table:style-name="ro1">
          <table:table-cell office:value-type="string">
            <text:p>Device Response</text:p>
          </table:table-cell>
          <table:table-cell office:value-type="string">
            <text:p>BlueTooth</text:p>
          </table:table-cell>
          <table:table-cell office:value-type="string">
            <text:p>D0HD1H</text:p>
          </table:table-cell>
          <table:table-cell table:number-columns-repeated="25"/>
        </table:table-row>
        <table:table-row table:style-name="ro1">
          <table:table-cell table:style-name="ce14" table:number-columns-repeated="4"/>
          <table:table-cell office:value-type="string">
            <text:p>Value</text:p>
          </table:table-cell>
          <table:table-cell table:style-name="ce11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1A</text:p>
          </table:table-cell>
          <table:table-cell table:number-columns-repeated="20"/>
        </table:table-row>
        <table:table-row table:style-name="ro1">
          <table:table-cell table:style-name="ce14" table:number-columns-repeated="4"/>
          <table:table-cell office:value-type="string">
            <text:p>Hold Time(LCD Height Loops)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table:number-columns-repeated="20"/>
        </table:table-row>
        <table:table-row table:style-name="ro1">
          <table:table-cell office:value-type="string">
            <text:p>Device Response</text:p>
          </table:table-cell>
          <table:table-cell office:value-type="string">
            <text:p>Wifi</text:p>
          </table:table-cell>
          <table:table-cell office:value-type="string">
            <text:p>D0HD1H</text:p>
          </table:table-cell>
          <table:table-cell table:number-columns-repeated="25"/>
        </table:table-row>
        <table:table-row table:style-name="ro1">
          <table:table-cell table:style-name="ce14" table:number-columns-repeated="4"/>
          <table:table-cell office:value-type="string">
            <text:p>Value</text:p>
          </table:table-cell>
          <table:table-cell table:style-name="ce11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1A</text:p>
          </table:table-cell>
          <table:table-cell table:number-columns-repeated="20"/>
        </table:table-row>
        <table:table-row table:style-name="ro1">
          <table:table-cell table:style-name="ce14" table:number-columns-repeated="4"/>
          <table:table-cell office:value-type="string">
            <text:p>Hold Time(LCD Height Loops)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Device Response</text:p>
          </table:table-cell>
          <table:table-cell office:value-type="string">
            <text:p>BlueTooth</text:p>
          </table:table-cell>
          <table:table-cell office:value-type="string">
            <text:p>J(left over state from EOP)</text:p>
          </table:table-cell>
          <table:table-cell table:number-columns-repeated="25"/>
        </table:table-row>
        <table:table-row table:style-name="ro1">
          <table:table-cell table:style-name="ce14" table:number-columns-repeated="4"/>
          <table:table-cell office:value-type="string">
            <text:p>Value</text:p>
          </table:table-cell>
          <table:table-cell table:number-columns-repeated="23"/>
        </table:table-row>
        <table:table-row table:style-name="ro1">
          <table:table-cell table:style-name="ce14" table:number-columns-repeated="4"/>
          <table:table-cell office:value-type="string">
            <text:p>Hold Time(LCD Height Loops)</text:p>
          </table:table-cell>
          <table:table-cell table:number-columns-repeated="23"/>
        </table:table-row>
        <table:table-row table:style-name="ro1">
          <table:table-cell office:value-type="string">
            <text:p>Device Response</text:p>
          </table:table-cell>
          <table:table-cell office:value-type="string">
            <text:p>Wifi</text:p>
          </table:table-cell>
          <table:table-cell office:value-type="string">
            <text:p>J(left over state from EOP)</text:p>
          </table:table-cell>
          <table:table-cell table:number-columns-repeated="25"/>
        </table:table-row>
        <table:table-row table:style-name="ro1">
          <table:table-cell table:style-name="ce14" table:number-columns-repeated="4"/>
          <table:table-cell office:value-type="string">
            <text:p>Value</text:p>
          </table:table-cell>
          <table:table-cell table:number-columns-repeated="23"/>
        </table:table-row>
        <table:table-row table:style-name="ro1">
          <table:table-cell table:style-name="ce14" table:number-columns-repeated="4"/>
          <table:table-cell office:value-type="string">
            <text:p>Hold Time(LCD Height Loops)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Port readings inbetween EOP bit transitions</text:p>
          </table:table-cell>
          <table:table-cell table:number-columns-repeated="27"/>
        </table:table-row>
      </table:table>
      <table:table table:name="OPTimes" table:style-name="ta1" table:print="false">
        <table:table-column table:style-name="co3" table:default-cell-style-name="Default"/>
        <table:table-column table:style-name="co3" table:default-cell-style-name="ce15"/>
        <table:table-row table:style-name="ro1">
          <table:table-cell office:value-type="string">
            <text:p><text:s text:c="4"/>ld hl, devResponseBuffer <text:s text:c="2"/>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<text:s text:c="4"/>ld de, 0 <text:s text:c="18"/>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<text:s text:c="4"/>ld (hl), 0 <text:s text:c="16"/>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<text:s text:c="4"/>inc hl <text:s text:c="20"/></text:p>
          </table:table-cell>
          <table:table-cell office:value-type="float" office:value="1.5">
            <text:p>1.50</text:p>
          </table:table-cell>
        </table:table-row>
        <table:table-row table:style-name="ro1">
          <table:table-cell office:value-type="string">
            <text:p><text:s text:c="4"/>ld (hl), 0 <text:s text:c="16"/>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<text:s text:c="4"/>inc hl <text:s text:c="20"/></text:p>
          </table:table-cell>
          <table:table-cell office:value-type="float" office:value="1.5">
            <text:p>1.50</text:p>
          </table:table-cell>
        </table:table-row>
        <table:table-row table:style-name="ro1">
          <table:table-cell office:value-type="string">
            <text:p><text:s text:c="4"/>ld a, (J_TS) <text:s text:c="14"/>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<text:s text:c="4"/>and %11 <text:s text:c="19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<text:s text:c="4"/>ld b, a <text:s text:c="19"/>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<text:s text:c="4"/>xor %11 <text:s text:c="19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<text:s text:c="4"/>sla a <text:s text:c="21"/></text:p>
          </table:table-cell>
          <table:table-cell office:value-type="float" office:value="2">
            <text:p>2.00</text:p>
          </table:table-cell>
        </table:table-row>
        <table:table-row table:style-name="ro1">
          <table:table-cell office:value-type="string">
            <text:p><text:s text:c="4"/>sla a <text:s text:c="21"/></text:p>
          </table:table-cell>
          <table:table-cell office:value-type="float" office:value="2">
            <text:p>2.00</text:p>
          </table:table-cell>
        </table:table-row>
        <table:table-row table:style-name="ro1">
          <table:table-cell office:value-type="string">
            <text:p><text:s text:c="4"/>or b <text:s text:c="22"/>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<text:s text:c="4"/>ld (hl), a <text:s text:c="16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<text:s text:c="4"/>ld bc, 0 <text:s text:c="18"/>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/>
          <table:table-cell table:formula="of:=SUM([.B1:.B15])" office:value-type="float" office:value="30">
            <text:p>30.00</text:p>
          </table:table-cell>
        </table:table-row>
        <table:table-row table:style-name="ro1">
          <table:table-cell office:value-type="string">
            <text:p>readPortLPj:</text:p>
          </table:table-cell>
          <table:table-cell/>
        </table:table-row>
        <table:table-row table:style-name="ro1">
          <table:table-cell office:value-type="string">
            <text:p><text:s text:c="4"/>in a, (00) <text:s text:c="16"/>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string">
            <text:p><text:s text:c="4"/>cp (hl) <text:s text:c="19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<text:s text:c="4"/>jp z, devNoChng <text:s text:c="11"/>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devChanged:</text:p>
          </table:table-cell>
          <table:table-cell/>
        </table:table-row>
        <table:table-row table:style-name="ro1">
          <table:table-cell office:value-type="string">
            <text:p><text:s text:c="4"/>inc e <text:s text:c="21"/>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<text:s text:c="4"/>inc hl <text:s text:c="20"/></text:p>
          </table:table-cell>
          <table:table-cell office:value-type="float" office:value="1.5">
            <text:p>1.50</text:p>
          </table:table-cell>
        </table:table-row>
        <table:table-row table:style-name="ro1">
          <table:table-cell office:value-type="string">
            <text:p><text:s text:c="4"/>ld (hl), b <text:s text:c="16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<text:s text:c="4"/>inc hl <text:s text:c="20"/></text:p>
          </table:table-cell>
          <table:table-cell office:value-type="float" office:value="1.5">
            <text:p>1.50</text:p>
          </table:table-cell>
        </table:table-row>
        <table:table-row table:style-name="ro1">
          <table:table-cell office:value-type="string">
            <text:p><text:s text:c="4"/>ld (hl), c <text:s text:c="16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<text:s text:c="4"/>inc hl <text:s text:c="20"/></text:p>
          </table:table-cell>
          <table:table-cell office:value-type="float" office:value="1.5">
            <text:p>1.50</text:p>
          </table:table-cell>
        </table:table-row>
        <table:table-row table:style-name="ro1">
          <table:table-cell office:value-type="string">
            <text:p><text:s text:c="4"/>ld (hl), a <text:s text:c="16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readNextBit:</text:p>
          </table:table-cell>
          <table:table-cell/>
        </table:table-row>
        <table:table-row table:style-name="ro1">
          <table:table-cell office:value-type="string">
            <text:p><text:s text:c="4"/>inc bc <text:s text:c="20"/></text:p>
          </table:table-cell>
          <table:table-cell office:value-type="float" office:value="1.5">
            <text:p>1.50</text:p>
          </table:table-cell>
        </table:table-row>
        <table:table-row table:style-name="ro1">
          <table:table-cell office:value-type="string">
            <text:p><text:s text:c="4"/>ld a, e <text:s text:c="19"/>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<text:s text:c="4"/>cp 130 <text:s text:c="20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<text:s text:c="4"/>ret nc <text:s text:c="20"/>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<text:s text:c="4"/>ld a, b <text:s text:c="19"/>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<text:s text:c="4"/>cp $FE <text:s text:c="20"/>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office:value-type="string">
            <text:p><text:s text:c="4"/>ret nc <text:s text:c="20"/>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<text:s text:c="4"/>jp readPortLPj <text:s text:c="12"/>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/>
          <table:table-cell table:formula="of:=SUM([.B18:.B37])" office:value-type="float" office:value="29.75">
            <text:p>29.75</text:p>
          </table:table-cell>
        </table:table-row>
        <table:table-row table:style-name="ro1" table:number-rows-repeated="1048537">
          <table:table-cell table:number-columns-repeated="2"/>
        </table:table-row>
        <table:table-row table:style-name="ro1">
          <table:table-cell table:number-columns-repeated="2"/>
        </table:table-row>
      </table:table>
      <table:database-ranges>
        <table:database-range table:name="__Anonymous_Sheet_DB__1" table:target-range-address="Test_Data2.A1:Test_Data2.L1048576" table:display-filter-buttons="true"/>
        <table:database-range table:target-range-address="Test_Data2.A9:Test_Data2.A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3">23/05/2024</text:date>, <text:time>00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0H21M27S</meta:editing-duration>
    <meta:editing-cycles>17</meta:editing-cycles>
    <meta:generator>OpenOffice/4.1.14$Win32 OpenOffice.org_project/4114m1$Build-9811</meta:generator>
    <dc:date>2024-05-23T00:20:25.09</dc:date>
    <dc:creator>Jacob Rude</dc:creator>
    <meta:document-statistic meta:table-count="4" meta:cell-count="986" meta:object-count="0"/>
    <meta:user-defined meta:name="Info 1"/>
    <meta:user-defined meta:name="Info 2"/>
    <meta:user-defined meta:name="Info 3"/>
    <meta:user-defined meta:name="Info 4"/>
  </office:meta>
</office:document-meta>
</file>